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svg:font-family="Courier" style:font-family-generic="modern" style:font-pitch="fixed"/>
    <style:font-face style:name="AvantGarde" svg:font-family="AvantGarde" style:font-family-generic="roman" style:font-pitch="variable"/>
    <style:font-face style:name="Courier1" svg:font-family="Courier"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Symbol" svg:font-family="Symbol"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arlett" svg:font-family="Marlett"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style:text-properties fo:font-variant="normal" fo:text-transform="none" fo:letter-spacing="0.0016in" fo:font-weight="bold" officeooo:paragraph-rsid="0015289d" style:font-weight-asian="bold" style:text-scale="100%"/>
    </style:style>
    <style:style style:name="P2" style:family="paragraph" style:parent-style-name="Standard">
      <style:paragraph-properties fo:margin-top="0in" fo:margin-bottom="0in" loext:contextual-spacing="false"/>
      <style:text-properties fo:font-variant="normal" fo:text-transform="none" fo:letter-spacing="0.0016in" officeooo:paragraph-rsid="0015289d" style:text-scale="100%"/>
    </style:style>
    <style:style style:name="P3" style:family="paragraph" style:parent-style-name="Standard">
      <style:paragraph-properties fo:margin-top="0in" fo:margin-bottom="0in" loext:contextual-spacing="false"/>
      <style:text-properties fo:font-variant="normal" fo:text-transform="none" fo:letter-spacing="0.0016in" fo:font-style="italic" officeooo:paragraph-rsid="0015289d" style:font-style-asian="italic" style:text-scale="100%"/>
    </style:style>
    <style:style style:name="P4" style:family="paragraph" style:parent-style-name="Standard">
      <style:paragraph-properties fo:margin-top="0in" fo:margin-bottom="0in" loext:contextual-spacing="false"/>
      <style:text-properties fo:font-variant="normal" fo:text-transform="none" fo:font-size="16pt" fo:font-style="italic" officeooo:paragraph-rsid="0015289d" style:font-size-asian="16pt" style:font-style-asian="italic" style:font-size-complex="16pt" style:font-style-complex="italic" style:text-scale="100%"/>
    </style:style>
    <style:style style:name="P5" style:family="paragraph" style:parent-style-name="Standard">
      <style:paragraph-properties fo:margin-top="0in" fo:margin-bottom="0in" loext:contextual-spacing="false"/>
      <style:text-properties fo:font-variant="normal" fo:text-transform="none" officeooo:paragraph-rsid="0015289d" style:text-scale="100%"/>
    </style:style>
    <style:style style:name="P6" style:family="paragraph" style:parent-style-name="Standard">
      <style:paragraph-properties fo:margin-top="0in" fo:margin-bottom="0in" loext:contextual-spacing="false"/>
      <style:text-properties fo:font-variant="normal" fo:text-transform="none" officeooo:rsid="0018ba77" officeooo:paragraph-rsid="0018ba77" style:text-scale="100%"/>
    </style:style>
    <style:style style:name="P7" style:family="paragraph" style:parent-style-name="Standard">
      <style:paragraph-properties fo:margin-top="0in" fo:margin-bottom="0in" loext:contextual-spacing="false"/>
      <style:text-properties fo:font-variant="normal" fo:text-transform="none" officeooo:paragraph-rsid="001d0c00" style:text-scale="100%"/>
    </style:style>
    <style:style style:name="P8" style:family="paragraph" style:parent-style-name="Standard">
      <style:paragraph-properties fo:margin-top="0in" fo:margin-bottom="0in" loext:contextual-spacing="false"/>
      <style:text-properties fo:font-variant="normal" fo:text-transform="none" style:font-name="Courier" fo:font-size="10pt" officeooo:paragraph-rsid="0015289d" style:font-size-asian="10pt" style:font-size-complex="10pt" style:text-scale="100%"/>
    </style:style>
    <style:style style:name="P9" style:family="paragraph" style:parent-style-name="Standard">
      <style:paragraph-properties fo:margin-top="0in" fo:margin-bottom="0in" loext:contextual-spacing="false"/>
      <style:text-properties fo:font-variant="normal" fo:text-transform="none" style:font-name="Courier" fo:font-size="10pt" officeooo:paragraph-rsid="001b5e5a" style:font-size-asian="10pt" style:font-size-complex="10pt" style:text-scale="100%"/>
    </style:style>
    <style:style style:name="P10" style:family="paragraph" style:parent-style-name="Standard">
      <style:paragraph-properties fo:margin-top="0in" fo:margin-bottom="0in" loext:contextual-spacing="false"/>
      <style:text-properties fo:font-variant="normal" fo:text-transform="none" style:font-name="Courier" fo:font-size="10pt" officeooo:paragraph-rsid="001d0c00" style:font-size-asian="10pt" style:font-size-complex="10pt" style:text-scale="100%"/>
    </style:style>
    <style:style style:name="P11" style:family="paragraph" style:parent-style-name="Standard">
      <style:paragraph-properties fo:margin-top="0in" fo:margin-bottom="0in" loext:contextual-spacing="false"/>
      <style:text-properties officeooo:paragraph-rsid="0015289d"/>
    </style:style>
    <style:style style:name="P12" style:family="paragraph" style:parent-style-name="TitleText">
      <style:paragraph-properties fo:margin-left="0.25in" fo:margin-right="0in" fo:margin-top="0in" fo:margin-bottom="0in" loext:contextual-spacing="false" style:line-height-at-least="0.3055in" fo:text-align="start" style:justify-single-word="false" fo:orphans="0" fo:widows="0" fo:hyphenation-ladder-count="no-limit" fo:text-indent="0in" style:auto-text-indent="false" fo:padding="0in" fo:border-left="none" fo:border-right="none" fo:border-top="0.99pt solid #000001" fo:border-bottom="none" style:vertical-align="auto" style:writing-mode="lr-tb"/>
      <style:text-properties fo:font-size="18pt" officeooo:paragraph-rsid="0015289d" style:font-size-asian="18pt" style:font-size-complex="18pt" fo:hyphenate="false" fo:hyphenation-remain-char-count="2" fo:hyphenation-push-char-count="2"/>
    </style:style>
    <style:style style:name="P13" style:family="paragraph" style:parent-style-name="TitleText">
      <style:paragraph-properties fo:margin-left="0.25in" fo:margin-right="0in" fo:margin-top="0in" fo:margin-bottom="0in" loext:contextual-spacing="false" style:line-height-at-least="0.3055in" fo:text-align="start" style:justify-single-word="false" fo:orphans="0" fo:widows="0" fo:hyphenation-ladder-count="no-limit" fo:text-indent="0in" style:auto-text-indent="false" fo:padding="0in" fo:border-left="none" fo:border-right="none" fo:border-top="0.99pt solid #000001" fo:border-bottom="none" style:vertical-align="auto" style:writing-mode="lr-tb"/>
      <style:text-properties fo:font-variant="normal" fo:text-transform="none" fo:font-size="18pt" fo:font-weight="normal" officeooo:paragraph-rsid="0015289d" style:font-size-asian="18pt" style:font-weight-asian="normal" style:font-size-complex="18pt" style:text-scale="100%" fo:hyphenate="false" fo:hyphenation-remain-char-count="2" fo:hyphenation-push-char-count="2"/>
    </style:style>
    <style:style style:name="P14" style:family="paragraph" style:parent-style-name="Standard">
      <style:text-properties officeooo:paragraph-rsid="0015289d"/>
    </style:style>
    <style:style style:name="P15" style:family="paragraph" style:parent-style-name="Standard">
      <style:paragraph-properties fo:margin-left="0in" fo:margin-right="0in" fo:margin-top="0.0835in" fo:margin-bottom="0in" loext:contextual-spacing="false" style:line-height-at-least="0.1665in" fo:text-align="start" style:justify-single-word="false" fo:orphans="2" fo:widows="2" fo:hyphenation-ladder-count="no-limit" fo:text-indent="0in" style:auto-text-indent="false" style:vertical-align="auto" style:writing-mode="lr-tb">
        <style:tab-stops>
          <style:tab-stop style:position="2.3472in"/>
        </style:tab-stops>
      </style:paragraph-properties>
      <style:text-properties fo:font-variant="normal" fo:text-transform="none" fo:letter-spacing="0.0016in" officeooo:paragraph-rsid="0015289d" style:text-scale="100%" fo:hyphenate="false" fo:hyphenation-remain-char-count="2" fo:hyphenation-push-char-count="2"/>
    </style:style>
    <style:style style:name="P16" style:family="paragraph" style:parent-style-name="Standard">
      <style:paragraph-properties fo:margin-left="0in" fo:margin-right="0in" fo:margin-top="0in" fo:margin-bottom="0in" loext:contextual-spacing="false" style:line-height-at-least="0.1945in" fo:text-align="start" style:justify-single-word="false" fo:orphans="0" fo:widows="0" fo:hyphenation-ladder-count="no-limit" fo:text-indent="0in" style:auto-text-indent="false" style:vertical-align="auto" style:writing-mode="lr-tb"/>
      <style:text-properties fo:font-variant="normal" fo:text-transform="none" style:font-name="Palatino" fo:letter-spacing="-0.0043in" fo:font-style="italic" officeooo:rsid="0018eece" officeooo:paragraph-rsid="0015289d" style:font-style-asian="italic" style:text-scale="100%" fo:hyphenate="false" fo:hyphenation-remain-char-count="2" fo:hyphenation-push-char-count="2"/>
    </style:style>
    <style:style style:name="P17" style:family="paragraph" style:parent-style-name="Standard">
      <style:paragraph-properties fo:margin-left="0in" fo:margin-right="0in" fo:margin-top="0in" fo:margin-bottom="0in" loext:contextual-spacing="false" style:line-height-at-least="0.1945in" fo:text-align="start" style:justify-single-word="false" fo:orphans="0" fo:widows="0" fo:hyphenation-ladder-count="no-limit" fo:text-indent="0in" style:auto-text-indent="false" style:vertical-align="auto" style:writing-mode="lr-tb"/>
      <style:text-properties fo:font-variant="normal" fo:text-transform="none" style:font-name="Palatino" fo:letter-spacing="0.0016in" fo:font-style="italic" officeooo:rsid="0018eece" officeooo:paragraph-rsid="0015289d" style:font-style-asian="italic" style:text-scale="100%" fo:hyphenate="false" fo:hyphenation-remain-char-count="2" fo:hyphenation-push-char-count="2"/>
    </style:style>
    <style:style style:name="P18" style:family="paragraph" style:parent-style-name="Standard">
      <style:paragraph-properties fo:margin-left="0in" fo:margin-right="0in" fo:margin-top="0in" fo:margin-bottom="0in" loext:contextual-spacing="false" fo:text-indent="0in" style:auto-text-indent="false"/>
      <style:text-properties fo:font-variant="normal" fo:text-transform="none" style:font-name="Courier" fo:font-size="10pt" officeooo:paragraph-rsid="0015289d" style:font-size-asian="10pt" style:font-size-complex="10pt" style:text-scale="100%"/>
    </style:style>
    <style:style style:name="P19" style:family="paragraph" style:parent-style-name="Blank_20_draft">
      <style:paragraph-properties fo:margin-left="2in" fo:margin-right="0in" fo:margin-top="0in" fo:margin-bottom="0in" loext:contextual-spacing="false" style:line-height-at-least="0.1945in" fo:text-align="start" style:justify-single-word="false" fo:orphans="0" fo:widows="0" fo:hyphenation-ladder-count="no-limit" fo:text-indent="0in" style:auto-text-indent="false" style:vertical-align="auto" style:writing-mode="lr-tb"/>
      <style:text-properties officeooo:paragraph-rsid="0015289d" fo:hyphenate="false" fo:hyphenation-remain-char-count="2" fo:hyphenation-push-char-count="2"/>
    </style:style>
    <style:style style:name="P20" style:family="paragraph" style:parent-style-name="Blank_20_draft">
      <style:paragraph-properties fo:margin-left="2in" fo:margin-right="0in" fo:margin-top="0in" fo:margin-bottom="0in" loext:contextual-spacing="false" style:line-height-at-least="0.1945in" fo:text-align="start" style:justify-single-word="false" fo:orphans="0" fo:widows="0" fo:hyphenation-ladder-count="no-limit" fo:text-indent="0in" style:auto-text-indent="false" style:vertical-align="auto" style:writing-mode="lr-tb"/>
      <style:text-properties fo:font-variant="normal" fo:text-transform="none" fo:letter-spacing="-0.0043in" fo:font-weight="bold" officeooo:paragraph-rsid="0015289d" style:font-weight-asian="bold" style:text-scale="100%" fo:hyphenate="false" fo:hyphenation-remain-char-count="2" fo:hyphenation-push-char-count="2"/>
    </style:style>
    <style:style style:name="P21" style:family="paragraph" style:parent-style-name="Blank_20_draft">
      <style:paragraph-properties fo:margin-left="2in" fo:margin-right="0in" fo:margin-top="0in" fo:margin-bottom="0in" loext:contextual-spacing="false" style:line-height-at-least="0.1945in" fo:text-align="start" style:justify-single-word="false" fo:orphans="0" fo:widows="0" fo:hyphenation-ladder-count="no-limit" fo:text-indent="0in" style:auto-text-indent="false" style:vertical-align="auto" style:writing-mode="lr-tb"/>
      <style:text-properties fo:font-variant="normal" fo:text-transform="none" style:font-name="Palatino" fo:letter-spacing="-0.0043in" fo:font-style="italic" officeooo:rsid="0018eece" officeooo:paragraph-rsid="0015289d" style:font-style-asian="italic" style:text-scale="100%" fo:hyphenate="false" fo:hyphenation-remain-char-count="2" fo:hyphenation-push-char-count="2"/>
    </style:style>
    <style:style style:name="P22" style:family="paragraph" style:parent-style-name="SubTitleText">
      <style:paragraph-properties fo:margin-left="2in" fo:margin-right="0in" fo:margin-top="0in" fo:margin-bottom="0in" loext:contextual-spacing="false" style:line-height-at-least="0.222in" fo:text-align="start" style:justify-single-word="false" fo:orphans="0" fo:widows="0" fo:hyphenation-ladder-count="no-limit" fo:text-indent="0in" style:auto-text-indent="false" style:vertical-align="auto" style:writing-mode="lr-tb"/>
      <style:text-properties fo:font-variant="normal" fo:text-transform="none" fo:letter-spacing="-0.0043in" officeooo:paragraph-rsid="0015289d" style:text-scale="100%" fo:hyphenate="false" fo:hyphenation-remain-char-count="2" fo:hyphenation-push-char-count="2"/>
    </style:style>
    <style:style style:name="P23" style:family="paragraph" style:parent-style-name="SubTitleText">
      <style:paragraph-properties fo:margin-left="2in" fo:margin-right="0in" fo:margin-top="0in" fo:margin-bottom="0in" loext:contextual-spacing="false" style:line-height-at-least="0.222in" fo:text-align="start" style:justify-single-word="false" fo:orphans="0" fo:widows="0" fo:hyphenation-ladder-count="no-limit" fo:text-indent="0in" style:auto-text-indent="false" style:vertical-align="auto" style:writing-mode="lr-tb"/>
      <style:text-properties fo:font-variant="normal" fo:text-transform="none" fo:letter-spacing="-0.0043in" fo:font-weight="normal" officeooo:paragraph-rsid="0015289d" style:font-weight-asian="normal" style:text-scale="100%" fo:hyphenate="false" fo:hyphenation-remain-char-count="2" fo:hyphenation-push-char-count="2"/>
    </style:style>
    <style:style style:name="P24" style:family="paragraph" style:parent-style-name="SubTitleText">
      <style:paragraph-properties fo:margin-left="2in" fo:margin-right="0in" fo:margin-top="0in" fo:margin-bottom="0in" loext:contextual-spacing="false" style:line-height-at-least="0.222in" fo:text-align="start" style:justify-single-word="false" fo:orphans="0" fo:widows="0" fo:hyphenation-ladder-count="no-limit" fo:text-indent="0in" style:auto-text-indent="false" style:vertical-align="auto" style:writing-mode="lr-tb"/>
      <style:text-properties officeooo:paragraph-rsid="0015289d" fo:hyphenate="false" fo:hyphenation-remain-char-count="2" fo:hyphenation-push-char-count="2"/>
    </style:style>
    <style:style style:name="P25" style:family="paragraph" style:parent-style-name="Standard">
      <style:paragraph-properties fo:margin-left="2in" fo:margin-right="0in" fo:margin-top="0in" fo:margin-bottom="0in" loext:contextual-spacing="false" fo:text-indent="0in" style:auto-text-indent="false"/>
      <style:text-properties officeooo:paragraph-rsid="0015289d"/>
    </style:style>
    <style:style style:name="P26" style:family="paragraph" style:parent-style-name="Standard">
      <style:paragraph-properties fo:margin-left="1in" fo:margin-right="0in" fo:margin-top="0in" fo:margin-bottom="0in" loext:contextual-spacing="false" fo:text-indent="0in" style:auto-text-indent="false"/>
      <style:text-properties fo:font-variant="normal" fo:text-transform="none" style:font-name="Courier" fo:font-size="10pt" officeooo:paragraph-rsid="0015289d" style:font-size-asian="10pt" style:font-size-complex="10pt" style:text-scale="100%"/>
    </style:style>
    <style:style style:name="P27" style:family="paragraph" style:parent-style-name="Standard">
      <style:paragraph-properties fo:margin-left="1in" fo:margin-right="0in" fo:margin-top="0in" fo:margin-bottom="0in" loext:contextual-spacing="false" fo:text-indent="0in" style:auto-text-indent="false"/>
      <style:text-properties fo:font-variant="normal" fo:text-transform="none" fo:letter-spacing="0.0016in" officeooo:paragraph-rsid="0015289d" style:text-scale="100%"/>
    </style:style>
    <style:style style:name="P28" style:family="paragraph" style:parent-style-name="Standard">
      <style:paragraph-properties fo:margin-left="1in" fo:margin-right="0in" fo:margin-top="0in" fo:margin-bottom="0in" loext:contextual-spacing="false" fo:text-indent="0in" style:auto-text-indent="false"/>
      <style:text-properties fo:font-variant="normal" fo:text-transform="none" fo:letter-spacing="0.0016in" fo:font-style="italic" officeooo:paragraph-rsid="0015289d" style:font-style-asian="italic" style:text-scale="100%"/>
    </style:style>
    <style:style style:name="P29" style:family="paragraph" style:parent-style-name="Standard">
      <style:paragraph-properties fo:margin-left="1in" fo:margin-right="0in" fo:margin-top="0in" fo:margin-bottom="0in" loext:contextual-spacing="false" fo:text-indent="0in" style:auto-text-indent="false"/>
      <style:text-properties fo:font-variant="normal" fo:text-transform="none" officeooo:paragraph-rsid="0015289d" style:text-scale="100%"/>
    </style:style>
    <style:style style:name="P30" style:family="paragraph" style:parent-style-name="Standard">
      <style:paragraph-properties fo:margin-left="1in" fo:margin-right="0in" fo:margin-top="0in" fo:margin-bottom="0in" loext:contextual-spacing="false" fo:text-indent="0in" style:auto-text-indent="false"/>
      <style:text-properties officeooo:paragraph-rsid="0015289d"/>
    </style:style>
    <style:style style:name="P31" style:family="paragraph" style:parent-style-name="Standard">
      <style:paragraph-properties fo:margin-left="1in" fo:margin-right="0in" fo:margin-top="0in" fo:margin-bottom="0in" loext:contextual-spacing="false" fo:text-indent="0in" style:auto-text-indent="false"/>
      <style:text-properties style:font-name="Courier" fo:font-size="10pt" officeooo:paragraph-rsid="0015289d" style:font-size-asian="10pt" style:font-size-complex="10pt"/>
    </style:style>
    <style:style style:name="P32" style:family="paragraph" style:parent-style-name="Standard">
      <style:paragraph-properties fo:margin-left="1in" fo:margin-right="0in" fo:margin-top="0in" fo:margin-bottom="0in" loext:contextual-spacing="false" fo:text-indent="0in" style:auto-text-indent="false"/>
      <style:text-properties style:font-name="Liberation Serif" fo:font-size="10pt" officeooo:paragraph-rsid="0015289d" style:font-size-asian="10pt" style:font-size-complex="10pt"/>
    </style:style>
    <style:style style:name="P33" style:family="paragraph" style:parent-style-name="Standard">
      <style:paragraph-properties fo:margin-left="1in" fo:margin-right="0in" fo:text-indent="0in" style:auto-text-indent="false"/>
      <style:text-properties style:font-name="Courier" fo:font-size="10pt" officeooo:paragraph-rsid="0015289d" style:font-size-asian="10pt" style:font-size-complex="10pt"/>
    </style:style>
    <style:style style:name="P34" style:family="paragraph" style:parent-style-name="Standard">
      <style:paragraph-properties fo:margin-left="1in" fo:margin-right="0in" fo:text-indent="0in" style:auto-text-indent="false"/>
      <style:text-properties officeooo:paragraph-rsid="0015289d"/>
    </style:style>
    <style:style style:name="P35" style:family="paragraph" style:parent-style-name="Standard" style:master-page-name="Standard">
      <style:paragraph-properties style:page-number="auto" fo:break-before="page"/>
      <style:text-properties officeooo:paragraph-rsid="0015289d"/>
    </style:style>
    <style:style style:name="P36" style:family="paragraph" style:parent-style-name="Standard">
      <style:paragraph-properties fo:margin-left="1in" fo:margin-right="0in" fo:margin-top="0in" fo:margin-bottom="0in" loext:contextual-spacing="false" fo:text-indent="0in" style:auto-text-indent="false"/>
      <style:text-properties fo:font-variant="normal" fo:text-transform="none" style:font-name="Liberation Serif" fo:font-size="10pt" fo:letter-spacing="0.0016in" officeooo:paragraph-rsid="0015289d" style:font-size-asian="10pt" style:font-size-complex="10pt" style:text-scale="100%"/>
    </style:style>
    <style:style style:name="P37" style:family="paragraph" style:parent-style-name="Standard">
      <style:paragraph-properties fo:margin-top="0in" fo:margin-bottom="0in" loext:contextual-spacing="false"/>
      <style:text-properties fo:font-variant="normal" fo:text-transform="none" style:font-name="Courier" fo:font-size="10pt" officeooo:paragraph-rsid="0015289d" style:font-size-asian="10pt" style:font-size-complex="10pt" style:text-scale="100%"/>
    </style:style>
    <style:style style:name="P38" style:family="paragraph" style:parent-style-name="alpha_20_draft" style:master-page-name="First_20_Page">
      <style:paragraph-properties fo:margin-left="0in" fo:margin-right="0in" fo:margin-top="0in" fo:margin-bottom="0in" loext:contextual-spacing="false" style:line-height-at-least="0.1945in" fo:text-align="justify" style:justify-single-word="false" fo:orphans="0" fo:widows="0" fo:hyphenation-ladder-count="no-limit" fo:text-indent="0in" style:auto-text-indent="false" style:page-number="auto" style:vertical-align="auto" style:writing-mode="lr-tb"/>
      <style:text-properties fo:font-variant="normal" fo:text-transform="none" style:font-name="Times" fo:font-size="12pt" fo:font-weight="normal" officeooo:paragraph-rsid="0015289d" style:font-size-asian="12pt" style:font-weight-asian="normal" style:text-scale="100%" fo:hyphenate="true" fo:hyphenation-remain-char-count="2" fo:hyphenation-push-char-count="2"/>
    </style:style>
    <style:style style:name="P39" style:family="paragraph" style:parent-style-name="Footer">
      <style:text-properties fo:font-variant="normal" fo:text-transform="none" fo:color="#0000ff" style:text-line-through-style="none" style:text-line-through-type="none" style:font-name="Palatino" fo:font-size="9pt" fo:letter-spacing="0.0016in" fo:language="en" fo:country="US" fo:font-style="normal" style:text-underline-style="none" fo:font-weight="normal" style:font-size-asian="9pt" style:font-style-asian="normal" style:font-weight-asian="normal" style:text-emphasize="none" style:text-scale="100%"/>
    </style:style>
    <style:style style:name="P40" style:family="paragraph" style:parent-style-name="ChapNumber" style:list-style-name="WWNum1">
      <style:paragraph-properties fo:orphans="0" fo:hyphenation-ladder-count="no-limit" style:vertical-align="auto" style:writing-mode="lr-tb"/>
      <style:text-properties fo:letter-spacing="normal" fo:font-weight="normal" officeooo:paragraph-rsid="0015289d" style:text-scale="0%" fo:hyphenate="false" fo:hyphenation-remain-char-count="2" fo:hyphenation-push-char-count="2"/>
    </style:style>
    <style:style style:name="P41" style:family="paragraph" style:parent-style-name="ChapNumber" style:list-style-name="WWNum1">
      <style:paragraph-properties fo:orphans="0" fo:hyphenation-ladder-count="no-limit" style:vertical-align="auto" style:writing-mode="lr-tb"/>
      <style:text-properties fo:font-weight="normal" officeooo:paragraph-rsid="0015289d" fo:hyphenate="false" fo:hyphenation-remain-char-count="2" fo:hyphenation-push-char-count="2"/>
    </style:style>
    <style:style style:name="P42" style:family="paragraph" style:parent-style-name="Bullet2" style:list-style-name="WWNum1">
      <style:paragraph-properties fo:margin-left="1.25in" fo:margin-right="0in" fo:margin-top="0.0835in" fo:margin-bottom="0in" loext:contextual-spacing="false" style:line-height-at-least="0.1665in" fo:text-align="start" style:justify-single-word="false" fo:orphans="2" fo:widows="2" fo:hyphenation-ladder-count="no-limit" fo:text-indent="-0.1799in" style:auto-text-indent="false" style:vertical-align="auto" style:writing-mode="lr-tb">
        <style:tab-stops>
          <style:tab-stop style:position="2.3472in"/>
          <style:tab-stop style:position="4in"/>
        </style:tab-stops>
      </style:paragraph-properties>
      <style:text-properties fo:font-variant="normal" fo:text-transform="none" style:font-name="Liberation Serif" fo:letter-spacing="0.0016in" officeooo:paragraph-rsid="0015289d" style:text-scale="100%" fo:hyphenate="false" fo:hyphenation-remain-char-count="2" fo:hyphenation-push-char-count="2"/>
    </style:style>
    <style:style style:name="P43" style:family="paragraph" style:parent-style-name="Bullet2" style:list-style-name="WWNum1">
      <style:paragraph-properties fo:margin-left="1.25in" fo:margin-right="0in" fo:margin-top="0.0835in" fo:margin-bottom="0in" loext:contextual-spacing="false" style:line-height-at-least="0.1665in" fo:text-align="start" style:justify-single-word="false" fo:orphans="2" fo:widows="2" fo:hyphenation-ladder-count="no-limit" fo:text-indent="-0.1799in" style:auto-text-indent="false" style:vertical-align="auto" style:writing-mode="lr-tb">
        <style:tab-stops>
          <style:tab-stop style:position="2.3472in"/>
        </style:tab-stops>
      </style:paragraph-properties>
      <style:text-properties fo:font-variant="normal" fo:text-transform="none" style:font-name="Liberation Serif" fo:letter-spacing="0.0016in" officeooo:paragraph-rsid="0015289d" style:text-scale="100%" fo:hyphenate="false" fo:hyphenation-remain-char-count="2" fo:hyphenation-push-char-count="2"/>
    </style:style>
    <style:style style:name="P44" style:family="paragraph" style:parent-style-name="Bullet2" style:list-style-name="WWNum1">
      <style:paragraph-properties fo:margin-left="1.25in" fo:margin-right="0in" fo:margin-top="0.0835in" fo:margin-bottom="0in" loext:contextual-spacing="false" style:line-height-at-least="0.1665in" fo:text-align="start" style:justify-single-word="false" fo:orphans="2" fo:widows="2" fo:hyphenation-ladder-count="no-limit" fo:text-indent="-0.1799in" style:auto-text-indent="false" style:vertical-align="auto" style:writing-mode="lr-tb">
        <style:tab-stops>
          <style:tab-stop style:position="2.3472in"/>
        </style:tab-stops>
      </style:paragraph-properties>
      <style:text-properties fo:font-variant="normal" fo:text-transform="none" style:font-name="Liberation Serif" fo:letter-spacing="0.0016in" fo:font-style="italic" officeooo:rsid="00291860" officeooo:paragraph-rsid="00291860" style:font-style-asian="italic" style:text-scale="100%" fo:hyphenate="false" fo:hyphenation-remain-char-count="2" fo:hyphenation-push-char-count="2"/>
    </style:style>
    <style:style style:name="P45" style:family="paragraph" style:parent-style-name="Bullet2" style:list-style-name="WWNum1">
      <style:paragraph-properties fo:margin-left="1.25in" fo:margin-right="0in" fo:margin-top="0.0835in" fo:margin-bottom="0in" loext:contextual-spacing="false" style:line-height-at-least="0.1665in" fo:text-align="start" style:justify-single-word="false" fo:orphans="2" fo:widows="2" fo:hyphenation-ladder-count="no-limit" fo:text-indent="-0.1799in" style:auto-text-indent="false" style:vertical-align="auto" style:writing-mode="lr-tb">
        <style:tab-stops>
          <style:tab-stop style:position="2.3472in"/>
        </style:tab-stops>
      </style:paragraph-properties>
      <style:text-properties fo:font-variant="normal" fo:text-transform="none" style:font-name="Liberation Serif" fo:letter-spacing="0.0016in" fo:font-style="italic" officeooo:rsid="0018eece" officeooo:paragraph-rsid="0015289d" style:font-style-asian="italic" style:text-scale="100%" fo:hyphenate="false" fo:hyphenation-remain-char-count="2" fo:hyphenation-push-char-count="2"/>
    </style:style>
    <style:style style:name="P46" style:family="paragraph" style:parent-style-name="Bullet2" style:list-style-name="WWNum1">
      <style:paragraph-properties fo:margin-left="1.25in" fo:margin-right="0in" fo:margin-top="0.0835in" fo:margin-bottom="0in" loext:contextual-spacing="false" style:line-height-at-least="0.1665in" fo:text-align="start" style:justify-single-word="false" fo:orphans="2" fo:widows="2" fo:hyphenation-ladder-count="no-limit" fo:text-indent="-0.1799in" style:auto-text-indent="false" style:vertical-align="auto" style:writing-mode="lr-tb">
        <style:tab-stops>
          <style:tab-stop style:position="2.3472in"/>
        </style:tab-stops>
      </style:paragraph-properties>
      <style:text-properties fo:font-variant="normal" fo:text-transform="none" fo:letter-spacing="0.0016in" officeooo:paragraph-rsid="0015289d" style:text-scale="100%" fo:hyphenate="false" fo:hyphenation-remain-char-count="2" fo:hyphenation-push-char-count="2"/>
    </style:style>
    <style:style style:name="P47" style:family="paragraph" style:parent-style-name="Bullet2" style:list-style-name="WWNum1">
      <style:paragraph-properties fo:margin-left="1.25in" fo:margin-right="0in" fo:margin-top="0.0835in" fo:margin-bottom="0in" loext:contextual-spacing="false" style:line-height-at-least="0.1665in" fo:text-align="start" style:justify-single-word="false" fo:orphans="2" fo:widows="2" fo:hyphenation-ladder-count="no-limit" fo:text-indent="-0.1799in" style:auto-text-indent="false" style:vertical-align="auto" style:writing-mode="lr-tb">
        <style:tab-stops>
          <style:tab-stop style:position="2.3472in"/>
        </style:tab-stops>
      </style:paragraph-properties>
      <style:text-properties officeooo:paragraph-rsid="0015289d" fo:hyphenate="false" fo:hyphenation-remain-char-count="2" fo:hyphenation-push-char-count="2"/>
    </style:style>
    <style:style style:name="P48" style:family="paragraph" style:parent-style-name="Bullet2" style:list-style-name="WWNum1">
      <style:paragraph-properties fo:margin-left="1.25in" fo:margin-right="0in" fo:margin-top="0.0835in" fo:margin-bottom="0in" loext:contextual-spacing="false" style:line-height-at-least="0.1665in" fo:text-align="start" style:justify-single-word="false" fo:orphans="2" fo:widows="2" fo:hyphenation-ladder-count="no-limit" fo:text-indent="-0.1799in" style:auto-text-indent="false" style:vertical-align="auto" style:writing-mode="lr-tb">
        <style:tab-stops>
          <style:tab-stop style:position="2.3472in"/>
        </style:tab-stops>
      </style:paragraph-properties>
      <style:text-properties style:font-name="Liberation Serif" officeooo:paragraph-rsid="0015289d" fo:hyphenate="false" fo:hyphenation-remain-char-count="2" fo:hyphenation-push-char-count="2"/>
    </style:style>
    <style:style style:name="P49" style:family="paragraph" style:parent-style-name="Bullet2" style:list-style-name="WWNum1">
      <style:paragraph-properties fo:margin-left="2.3472in" fo:margin-right="0in" fo:margin-top="0.0835in" fo:margin-bottom="0in" loext:contextual-spacing="false" style:line-height-at-least="0.1665in" fo:text-align="start" style:justify-single-word="false" fo:orphans="2" fo:widows="2" fo:hyphenation-ladder-count="no-limit" fo:text-indent="-0.1807in" style:auto-text-indent="false" style:vertical-align="auto" style:writing-mode="lr-tb">
        <style:tab-stops>
          <style:tab-stop style:position="2.3472in"/>
        </style:tab-stops>
      </style:paragraph-properties>
      <style:text-properties fo:font-variant="normal" fo:text-transform="none" style:font-name="Palatino" fo:letter-spacing="0.0016in" fo:font-style="italic" officeooo:rsid="0018eece" officeooo:paragraph-rsid="0015289d" style:font-style-asian="italic" style:text-scale="100%" fo:hyphenate="false" fo:hyphenation-remain-char-count="2" fo:hyphenation-push-char-count="2"/>
    </style:style>
    <style:style style:name="P50" style:family="paragraph" style:parent-style-name="Bullet1" style:list-style-name="WWNum1">
      <style:paragraph-properties fo:margin-left="1in" fo:margin-right="0in" fo:margin-top="0.0835in" fo:margin-bottom="0in" loext:contextual-spacing="false" style:line-height-at-least="0.1665in" fo:text-align="start" style:justify-single-word="false" fo:orphans="2" fo:widows="2" fo:hyphenation-ladder-count="no-limit" fo:text-indent="-0.1701in" style:auto-text-indent="false" style:vertical-align="auto" style:writing-mode="lr-tb">
        <style:tab-stops>
          <style:tab-stop style:position="2.1665in"/>
        </style:tab-stops>
      </style:paragraph-properties>
      <style:text-properties fo:font-variant="normal" fo:text-transform="none" style:font-name="Liberation Serif" fo:font-size="10pt" fo:letter-spacing="0.0016in" officeooo:rsid="00291860" officeooo:paragraph-rsid="00291860" style:font-size-asian="10pt" style:font-size-complex="10pt" style:text-scale="100%" fo:hyphenate="false" fo:hyphenation-remain-char-count="2" fo:hyphenation-push-char-count="2"/>
    </style:style>
    <style:style style:name="P51" style:family="paragraph" style:parent-style-name="Bullet1" style:list-style-name="WWNum1">
      <style:paragraph-properties fo:margin-left="1in" fo:margin-right="0in" fo:margin-top="0.0835in" fo:margin-bottom="0in" loext:contextual-spacing="false" style:line-height-at-least="0.1665in" fo:text-align="start" style:justify-single-word="false" fo:orphans="2" fo:widows="2" fo:hyphenation-ladder-count="no-limit" fo:text-indent="-0.1701in" style:auto-text-indent="false" style:vertical-align="auto" style:writing-mode="lr-tb">
        <style:tab-stops>
          <style:tab-stop style:position="2.1665in"/>
        </style:tab-stops>
      </style:paragraph-properties>
      <style:text-properties fo:font-variant="normal" fo:text-transform="none" style:font-name="Liberation Serif" fo:font-size="10pt" fo:letter-spacing="0.0016in" officeooo:paragraph-rsid="0015289d" style:font-size-asian="10pt" style:font-size-complex="10pt" style:text-scale="100%" fo:hyphenate="false" fo:hyphenation-remain-char-count="2" fo:hyphenation-push-char-count="2"/>
    </style:style>
    <style:style style:name="P52" style:family="paragraph" style:parent-style-name="Bullet1" style:list-style-name="WWNum1">
      <style:paragraph-properties fo:margin-left="1in" fo:margin-right="0in" fo:margin-top="0.0835in" fo:margin-bottom="0in" loext:contextual-spacing="false" style:line-height-at-least="0.1665in" fo:text-align="start" style:justify-single-word="false" fo:orphans="2" fo:widows="2" fo:hyphenation-ladder-count="no-limit" fo:text-indent="-0.1701in" style:auto-text-indent="false" style:vertical-align="auto" style:writing-mode="lr-tb">
        <style:tab-stops>
          <style:tab-stop style:position="2.1665in"/>
        </style:tab-stops>
      </style:paragraph-properties>
      <style:text-properties fo:font-variant="normal" fo:text-transform="none" style:font-name="Liberation Serif" fo:letter-spacing="0.0016in" officeooo:paragraph-rsid="0015289d" style:text-scale="100%" fo:hyphenate="false" fo:hyphenation-remain-char-count="2" fo:hyphenation-push-char-count="2"/>
    </style:style>
    <style:style style:name="P53" style:family="paragraph" style:parent-style-name="Bullet1" style:list-style-name="WWNum1">
      <style:paragraph-properties fo:margin-left="1in" fo:margin-right="0in" fo:margin-top="0.0835in" fo:margin-bottom="0in" loext:contextual-spacing="false" style:line-height-at-least="0.1665in" fo:text-align="start" style:justify-single-word="false" fo:orphans="2" fo:widows="2" fo:hyphenation-ladder-count="no-limit" fo:text-indent="0in" style:auto-text-indent="false" style:vertical-align="auto" style:writing-mode="lr-tb">
        <style:tab-stops>
          <style:tab-stop style:position="2.1665in"/>
        </style:tab-stops>
      </style:paragraph-properties>
      <style:text-properties fo:font-variant="normal" fo:text-transform="none" style:font-name="Liberation Serif" fo:font-size="10pt" fo:letter-spacing="0.0016in" officeooo:paragraph-rsid="0015289d" style:font-size-asian="10pt" style:font-size-complex="10pt" style:text-scale="100%" fo:hyphenate="false" fo:hyphenation-remain-char-count="2" fo:hyphenation-push-char-count="2"/>
    </style:style>
    <style:style style:name="P54" style:family="paragraph" style:parent-style-name="Heading_20_2">
      <style:text-properties style:font-name="Liberation Serif" fo:font-size="16pt" fo:font-style="italic" fo:font-weight="normal" style:font-size-asian="16pt" style:font-style-asian="italic" style:font-weight-asian="normal" style:font-size-complex="16pt" style:font-style-complex="italic" style:font-weight-complex="normal"/>
    </style:style>
    <style:style style:name="P55" style:family="paragraph" style:parent-style-name="Heading_20_1" style:master-page-name="Standard">
      <style:paragraph-properties style:page-number="auto" fo:break-before="page"/>
      <style:text-properties style:font-name="Liberation Serif" fo:font-size="18pt" fo:font-style="italic" fo:font-weight="normal" style:font-size-asian="18pt" style:font-style-asian="italic" style:font-weight-asian="normal" style:font-size-complex="18pt" style:font-style-complex="italic" style:font-weight-complex="normal"/>
    </style:style>
    <style:style style:name="P56" style:family="paragraph" style:parent-style-name="Heading_20_1" style:master-page-name="Standard">
      <style:paragraph-properties style:page-number="auto" fo:break-before="page"/>
      <style:text-properties style:font-name="Liberation Serif" fo:font-weight="normal" style:font-weight-asian="normal" style:font-weight-complex="normal"/>
    </style:style>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variant="normal" fo:text-transform="none" fo:color="#0000ff" style:text-line-through-style="none" style:text-line-through-type="none" style:font-name="Palatino" fo:font-size="9pt" fo:letter-spacing="0.0016in" fo:language="en" fo:country="US" fo:font-style="normal" style:text-underline-style="none" fo:font-weight="normal" style:font-size-asian="9pt" style:font-style-asian="normal" style:font-weight-asian="normal" style:text-emphasize="none" style:text-scale="100%"/>
    </style:style>
    <style:style style:name="T2" style:family="text">
      <style:text-properties fo:font-variant="normal" fo:text-transform="none" style:font-name="Palatino" fo:letter-spacing="-0.0043in" fo:font-style="italic" style:font-style-asian="italic" style:text-scale="100%"/>
    </style:style>
    <style:style style:name="T3" style:family="text">
      <style:text-properties fo:font-variant="normal" fo:text-transform="none" style:font-name="Palatino" fo:letter-spacing="-0.0043in" fo:font-style="italic" officeooo:rsid="0018eece" style:font-style-asian="italic" style:text-scale="100%"/>
    </style:style>
    <style:style style:name="T4" style:family="text">
      <style:text-properties fo:font-variant="normal" fo:text-transform="none" style:text-scale="100%"/>
    </style:style>
    <style:style style:name="T5" style:family="text">
      <style:text-properties fo:font-variant="normal" fo:text-transform="none" officeooo:rsid="0018eece" style:text-scale="100%"/>
    </style:style>
    <style:style style:name="T6" style:family="text">
      <style:text-properties fo:font-variant="normal" fo:text-transform="none" officeooo:rsid="00111383" style:text-scale="100%"/>
    </style:style>
    <style:style style:name="T7" style:family="text">
      <style:text-properties fo:font-variant="normal" fo:text-transform="none" officeooo:rsid="0011b7ef" style:text-scale="100%"/>
    </style:style>
    <style:style style:name="T8" style:family="text">
      <style:text-properties fo:font-variant="normal" fo:text-transform="none" officeooo:rsid="001fa7d0" style:text-scale="100%"/>
    </style:style>
    <style:style style:name="T9" style:family="text">
      <style:text-properties fo:font-variant="normal" fo:text-transform="none" fo:letter-spacing="-0.0043in" style:text-scale="100%"/>
    </style:style>
    <style:style style:name="T10" style:family="text">
      <style:text-properties fo:font-variant="normal" fo:text-transform="none" fo:letter-spacing="-0.0043in" officeooo:rsid="0018eece" style:text-scale="100%"/>
    </style:style>
    <style:style style:name="T11" style:family="text">
      <style:text-properties fo:font-variant="normal" fo:text-transform="none" fo:letter-spacing="-0.0043in" officeooo:rsid="0028d55c" style:text-scale="100%"/>
    </style:style>
    <style:style style:name="T12" style:family="text">
      <style:text-properties fo:font-variant="normal" fo:text-transform="none" fo:letter-spacing="-0.0043in" officeooo:rsid="0032dbd5" style:text-scale="100%"/>
    </style:style>
    <style:style style:name="T13" style:family="text">
      <style:text-properties fo:font-variant="normal" fo:text-transform="none" fo:letter-spacing="-0.0043in" fo:font-weight="bold" style:font-weight-asian="bold" style:text-scale="100%"/>
    </style:style>
    <style:style style:name="T14" style:family="text">
      <style:text-properties fo:font-variant="normal" fo:text-transform="none" fo:letter-spacing="-0.0043in" fo:font-weight="bold" officeooo:rsid="0018eece" style:font-weight-asian="bold" style:text-scale="100%"/>
    </style:style>
    <style:style style:name="T15" style:family="text">
      <style:text-properties fo:font-variant="normal" fo:text-transform="none" style:font-name="Symbol" fo:letter-spacing="0.0016in" style:text-scale="100%"/>
    </style:style>
    <style:style style:name="T16" style:family="text">
      <style:text-properties fo:font-variant="normal" fo:text-transform="none" fo:letter-spacing="0.0016in" style:text-scale="100%"/>
    </style:style>
    <style:style style:name="T17" style:family="text">
      <style:text-properties fo:font-variant="normal" fo:text-transform="none" fo:letter-spacing="0.0016in" officeooo:rsid="001bcd25" style:text-scale="100%"/>
    </style:style>
    <style:style style:name="T18" style:family="text">
      <style:text-properties fo:font-variant="normal" fo:text-transform="none" fo:letter-spacing="0.0016in" officeooo:rsid="0011b7ef" style:text-scale="100%"/>
    </style:style>
    <style:style style:name="T19" style:family="text">
      <style:text-properties fo:font-variant="normal" fo:text-transform="none" fo:letter-spacing="0.0016in" officeooo:rsid="001d0c00" style:text-scale="100%"/>
    </style:style>
    <style:style style:name="T20" style:family="text">
      <style:text-properties fo:font-variant="normal" fo:text-transform="none" fo:letter-spacing="0.0016in" fo:font-weight="bold" style:font-weight-asian="bold" style:text-scale="100%"/>
    </style:style>
    <style:style style:name="T21" style:family="text">
      <style:text-properties fo:font-variant="normal" fo:text-transform="none" fo:letter-spacing="0.0016in" fo:font-style="italic" style:font-style-asian="italic" style:text-scale="100%"/>
    </style:style>
    <style:style style:name="T22" style:family="text">
      <style:text-properties fo:font-variant="normal" fo:text-transform="none" fo:color="#3333ff" style:text-underline-style="none" officeooo:rsid="00111383" style:text-scale="100%"/>
    </style:style>
    <style:style style:name="T23" style:family="text">
      <style:text-properties fo:font-variant="normal" fo:text-transform="none" fo:color="#3333ff" officeooo:rsid="001fa7d0" style:text-scale="100%"/>
    </style:style>
    <style:style style:name="T24" style:family="text">
      <style:text-properties fo:font-variant="normal" fo:text-transform="none" style:font-name="Courier1" fo:font-size="10pt" fo:letter-spacing="0.0016in" style:font-size-asian="10pt" style:font-size-complex="10pt" style:text-scale="100%"/>
    </style:style>
    <style:style style:name="T25" style:family="text">
      <style:text-properties fo:font-variant="normal" fo:text-transform="none" fo:font-style="italic" style:font-style-asian="italic" style:text-scale="100%"/>
    </style:style>
    <style:style style:name="T26" style:family="text">
      <style:text-properties fo:font-variant="normal" fo:text-transform="none" style:font-name="Courier" fo:font-size="10pt" style:font-size-asian="10pt" style:font-size-complex="10pt" style:text-scale="100%"/>
    </style:style>
    <style:style style:name="T27" style:family="text">
      <style:text-properties fo:font-variant="normal" fo:text-transform="none" style:text-underline-style="solid" style:text-underline-width="auto" style:text-underline-color="font-color" style:text-scale="100%"/>
    </style:style>
    <style:style style:name="T28" style:family="text">
      <style:text-properties fo:font-variant="normal" fo:text-transform="none" style:text-underline-style="solid" style:text-underline-width="auto" style:text-underline-color="font-color" officeooo:rsid="00111383" style:text-scale="100%"/>
    </style:style>
    <style:style style:name="T29" style:family="text">
      <style:text-properties fo:font-variant="normal" fo:text-transform="none" style:font-name="Liberation Serif" fo:letter-spacing="0.0016in" fo:font-style="italic" style:font-style-asian="italic" style:text-scale="100%"/>
    </style:style>
    <style:style style:name="T30" style:family="text">
      <style:text-properties fo:font-variant="normal" fo:text-transform="none" style:font-name="Liberation Serif" fo:letter-spacing="0.0016in" style:text-scale="100%"/>
    </style:style>
    <style:style style:name="T31" style:family="text">
      <style:text-properties fo:font-variant="normal" fo:text-transform="none" style:font-name="Liberation Serif" fo:letter-spacing="0.0016in" officeooo:rsid="001d0c00" style:text-scale="100%"/>
    </style:style>
    <style:style style:name="T32" style:family="text">
      <style:text-properties fo:font-size="18pt" fo:font-style="italic" style:text-underline-style="solid" style:text-underline-width="auto" style:text-underline-color="font-color" style:font-size-asian="18pt" style:font-style-asian="italic" style:font-size-complex="18pt" style:font-style-complex="italic"/>
    </style:style>
    <style:style style:name="T33" style:family="text">
      <style:text-properties officeooo:rsid="0018ba77"/>
    </style:style>
    <style:style style:name="T34" style:family="text">
      <style:text-properties fo:color="#3333ff" fo:font-size="18pt" fo:font-style="italic" officeooo:rsid="0018ba77" style:font-size-asian="18pt" style:font-style-asian="italic" style:font-size-complex="18pt" style:font-style-complex="italic"/>
    </style:style>
    <style:style style:name="T35" style:family="text">
      <style:text-properties style:font-name="Courier" fo:font-size="10pt" style:font-size-asian="10pt" style:font-size-complex="10pt"/>
    </style:style>
    <style:style style:name="T36" style:family="text">
      <style:text-properties officeooo:rsid="001d0c00"/>
    </style:style>
    <style:style style:name="T37" style:family="text">
      <style:text-properties officeooo:rsid="001fa7d0"/>
    </style:style>
    <style:style style:name="T38" style:family="text">
      <style:text-properties officeooo:rsid="00212c09"/>
    </style:style>
    <style:style style:name="T39" style:family="text">
      <style:text-properties officeooo:rsid="0022da82"/>
    </style:style>
    <style:style style:name="T40" style:family="text">
      <style:text-properties officeooo:rsid="0024ab0b"/>
    </style:style>
    <style:style style:name="T41" style:family="text">
      <style:text-properties officeooo:rsid="00278164"/>
    </style:style>
    <style:style style:name="T42"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12"><text:span text:style-name="T4">Shared Data Toolkit for Java Tec</text:span><text:span text:style-name="T5">h</text:span><text:span text:style-name="T4">nology Implementation Guide</text:span></text:p>
      <text:p text:style-name="P13"/>
      <text:p text:style-name="P22">This <text:s/>is a toolkit defined to support highly interactive, collaborative applications written in the Java programming language. This guide describes how to add a new implementation beneath this <text:s/>API framework.</text:p>
      <text:p text:style-name="P23"/>
      <text:p text:style-name="P24"><text:span text:style-name="T9">Version 2.</text:span><text:span text:style-name="T10">3</text:span><text:span text:style-name="T9"> <text:s/></text:span><text:span text:style-name="T10">November</text:span><text:span text:style-name="T9"> </text:span><text:span text:style-name="T11">1</text:span><text:span text:style-name="T12">4</text:span><text:span text:style-name="T9">, 20</text:span><text:span text:style-name="T10">17</text:span></text:p>
      <text:p text:style-name="P20"/>
      <text:p text:style-name="P22">Please send technical comments on this implementation guide to:</text:p>
      <text:p text:style-name="P19"><text:span text:style-name="T13"><text:tab/><text:tab/><text:tab/>jsdt.interest@</text:span><text:span text:style-name="T14">gmail</text:span><text:span text:style-name="T13">.com</text:span></text:p>
      <text:p text:style-name="P20"/>
      <text:p text:style-name="P19"><text:span text:style-name="T2">Rich Burridge, </text:span><text:span text:style-name="T3">JSDT Author</text:span></text:p>
      <text:p text:style-name="P21"/>
      <text:p text:style-name="P35"/>
      <text:p text:style-name="P14"/>
      <text:p text:style-name="P14"/>
      <text:p text:style-name="P11"><text:span text:style-name="T15">Ó</text:span><text:span text:style-name="T16"> Copyright 199</text:span><text:span text:style-name="T17">6</text:span><text:span text:style-name="T16">-200</text:span><text:span text:style-name="T17">5</text:span><text:span text:style-name="T16">, Sun Microsystems, Inc.</text:span><text:line-break/><text:span text:style-name="T16">901 San Antonio Road, Palo Alto, California 94043 U.S.A.</text:span><text:line-break/><text:span text:style-name="T16">All rights reserved.</text:span></text:p>
      <text:p text:style-name="P2"/>
      <text:p text:style-name="P11"><text:span text:style-name="T20">RESTRICTED RIGHTS LEGEND: </text:span><text:span text:style-name="T16">Use, duplication, or disclosure by the U.S. Government is subject to restrictions of FAR 52.227-14(g)(2)(6/87) and FAR 52.227-19(6/87), or DFAR 252.227-7015(b)(6/95) and DFAR 227.7202-1(a). </text:span></text:p>
      <text:p text:style-name="P2"/>
      <text:p text:style-name="P1">PATENT NOTICE</text:p>
      <text:p text:style-name="P2">The information described in this document may be protected by one or more U.S. patents, foreign patents, or pending applications.</text:p>
      <text:p text:style-name="P2"/>
      <text:p text:style-name="P1">TRADEMARK NOTICE</text:p>
      <text:p text:style-name="P2">Sun, the Sun logo, Sun Microsystems, JavaSoft, JavaBeans, JDK, Java, HotJava, HotJava Views, the Java Coffee Cup logo, Java WorkShop, Visual Java, Solaris, NEO, Joe, Netra, NFS, ONC, ONC+, OpenWindows, PC-NFS, SNM, SunNet Manager, Solaris sunburst design, Solstice, SunCore, SolarNet, SunWeb, Sun Workstation, The Network Is The Computer, ToolTalk, Ultra, Ultracomputing, Ultraserver, Where The Network Is Going, Sun WorkShop, XView, and Visual Java are trademarks or registered trademarks of Sun Microsystems, Inc. in the United States and other countries.</text:p>
      <text:p text:style-name="P11"><text:span text:style-name="T16">UNIX</text:span> ®<text:span text:style-name="T16"> is a registered trademark in the United States and other countries, exclusively licensed through X/Open Company, Ltd. </text:span></text:p>
      <text:p text:style-name="P11"><text:span text:style-name="T16">Adobe </text:span>®<text:span text:style-name="T16"> is a registered trademark of Adobe Systems, Inc. </text:span><text:line-break/><text:span text:style-name="T16">Netscape Navigator</text:span>™<text:span text:style-name="T16"> is a trademark of Netscape Communications Corporation.</text:span><text:line-break/><text:span text:style-name="T16">All other product names mentioned herein are the trademarks of their respective owners.</text:span></text:p>
      <text:p text:style-name="P2"/>
      <text:p text:style-name="P1">WARRANTY</text:p>
      <text:p text:style-name="P2">THIS DOCUMENT IS PROVIDED “AS IS” WITHOUT WARRANTY OF ANY KIND, EITHER EXPRESS OR IMPLIED, INCLUDING, BUT NOT LIMITED TO, THE IMPLIED WARRANTIES OF MERCHANTABILITY, FITNESS FOR A PARTICULAR PURPOSE, OR NON-INFRINGEMENT.</text:p>
      <text:p text:style-name="P2"/>
      <text:p text:style-name="P16">THIS DOCUMENT COULD INCLUDE TECHNICAL INACCURACIES OR TYPOGRAPHICAL ERRORS. CHANGES ARE PERIODICALLY ADDED TO THE INFORMATION HEREIN; THESE CHANGES WILL BE INCORPORATED IN NEW EDITIONS OF THE DOCUMENT. SUN MICROSYSTEMS, INC. MAY MAKE IMPROVEMENTS AND/OR CHANGES IN THE PRODUCT(S) AND/OR THE PROGRAM(S) DESCRIBED IN THIS DOCUMENT AT ANY TIME.</text:p>
      <text:p text:style-name="P17"/>
      <text:table-of-content text:style-name="Sect1"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7">Contents</text:p>
          </text:index-title>
          <text:p text:style-name="P58"><text:a xlink:type="simple" xlink:href="#__RefHeading___Toc1995_1895993232" text:style-name="Index_20_Link" text:visited-style-name="Index_20_Link">1 Introduction<text:tab/>4</text:a></text:p>
          <text:p text:style-name="P59"><text:a xlink:type="simple" xlink:href="#__RefHeading___Toc1997_1895993232" text:style-name="Index_20_Link" text:visited-style-name="Index_20_Link">1.1 Overview<text:tab/>4</text:a></text:p>
          <text:p text:style-name="P59"><text:a xlink:type="simple" xlink:href="#__RefHeading___Toc1999_1895993232" text:style-name="Index_20_Link" text:visited-style-name="Index_20_Link">1.2 Alternate Socket Factories<text:tab/>4</text:a></text:p>
          <text:p text:style-name="P59"><text:a xlink:type="simple" xlink:href="#__RefHeading___Toc2001_1895993232" text:style-name="Index_20_Link" text:visited-style-name="Index_20_Link">1.3 The URL String<text:tab/>6</text:a></text:p>
          <text:p text:style-name="P59"><text:a xlink:type="simple" xlink:href="#__RefHeading___Toc2003_1895993232" text:style-name="Index_20_Link" text:visited-style-name="Index_20_Link">1.4 Hooks into the new Implementation Package<text:tab/>6</text:a></text:p>
          <text:p text:style-name="P58"><text:a xlink:type="simple" xlink:href="#__RefHeading___Toc2005_1895993232" text:style-name="Index_20_Link" text:visited-style-name="Index_20_Link"><text:span text:style-name="T42">2 </text:span></text:a><text:a xlink:type="simple" xlink:href="#__RefHeading___Toc2005_1895993232" text:style-name="Index_20_Link" text:visited-style-name="Index_20_Link"><text:span text:style-name="T42">Using the template Package</text:span></text:a><text:a xlink:type="simple" xlink:href="#__RefHeading___Toc2005_1895993232" text:style-name="Index_20_Link" text:visited-style-name="Index_20_Link"><text:tab/>7</text:a></text:p>
          <text:p text:style-name="P59"><text:a xlink:type="simple" xlink:href="#__RefHeading___Toc2007_1895993232" text:style-name="Index_20_Link" text:visited-style-name="Index_20_Link">2.1 Overview<text:tab/>7</text:a></text:p>
          <text:p text:style-name="P59"><text:a xlink:type="simple" xlink:href="#__RefHeading___Toc2009_1895993232" text:style-name="Index_20_Link" text:visited-style-name="Index_20_Link">2.2 Creating the Standard Package Structure<text:tab/>7</text:a></text:p>
          <text:p text:style-name="P58"><text:a xlink:type="simple" xlink:href="#__RefHeading___Toc2011_1895993232" text:style-name="Index_20_Link" text:visited-style-name="Index_20_Link">3 Methods to Implement<text:tab/>9</text:a></text:p>
          <text:p text:style-name="P59"><text:a xlink:type="simple" xlink:href="#__RefHeading___Toc2013_1895993232" text:style-name="Index_20_Link" text:visited-style-name="Index_20_Link">3.1 Overview<text:tab/>9</text:a></text:p>
          <text:p text:style-name="P59"><text:a xlink:type="simple" xlink:href="#__RefHeading___Toc2015_1895993232" text:style-name="Index_20_Link" text:visited-style-name="Index_20_Link">3.2 Standard Implementation Classes<text:tab/>9</text:a></text:p>
          <text:p text:style-name="P59"><text:a xlink:type="simple" xlink:href="#__RefHeading___Toc2017_1895993232" text:style-name="Index_20_Link" text:visited-style-name="Index_20_Link">3.3 Client/Server Versus Fully-Replicated<text:tab/>9</text:a></text:p>
          <text:p text:style-name="P59"><text:a xlink:type="simple" xlink:href="#__RefHeading___Toc2019_1895993232" text:style-name="Index_20_Link" text:visited-style-name="Index_20_Link">3.4 ByteArrayProxy<text:tab/>10</text:a></text:p>
          <text:p text:style-name="P59"><text:a xlink:type="simple" xlink:href="#__RefHeading___Toc2021_1895993232" text:style-name="Index_20_Link" text:visited-style-name="Index_20_Link">3.5 ChannelProxy<text:tab/>10</text:a></text:p>
          <text:p text:style-name="P59"><text:a xlink:type="simple" xlink:href="#__RefHeading___Toc2023_1895993232" text:style-name="Index_20_Link" text:visited-style-name="Index_20_Link">3.6 ManageableProxy<text:tab/>11</text:a></text:p>
          <text:p text:style-name="P59"><text:a xlink:type="simple" xlink:href="#__RefHeading___Toc2025_1895993232" text:style-name="Index_20_Link" text:visited-style-name="Index_20_Link">3.7 NamingProxy<text:tab/>13</text:a></text:p>
          <text:p text:style-name="P59"><text:a xlink:type="simple" xlink:href="#__RefHeading___Toc2027_1895993232" text:style-name="Index_20_Link" text:visited-style-name="Index_20_Link">3.8 SessionProxy<text:tab/>14</text:a></text:p>
          <text:p text:style-name="P59"><text:a xlink:type="simple" xlink:href="#__RefHeading___Toc2029_1895993232" text:style-name="Index_20_Link" text:visited-style-name="Index_20_Link">3.9 TokenProxy<text:tab/>16</text:a></text:p>
          <text:p text:style-name="P59"><text:a xlink:type="simple" xlink:href="#__RefHeading___Toc2031_1895993232" text:style-name="Index_20_Link" text:visited-style-name="Index_20_Link">3.10 Registry<text:tab/>17</text:a></text:p>
          <text:p text:style-name="P59"><text:a xlink:type="simple" xlink:href="#__RefHeading___Toc2141_1895993232" text:style-name="Index_20_Link" text:visited-style-name="Index_20_Link">3.11 &lt;impl&gt;Session<text:tab/>18</text:a></text:p>
          <text:p text:style-name="P59"><text:a xlink:type="simple" xlink:href="#__RefHeading___Toc2035_1895993232" text:style-name="Index_20_Link" text:visited-style-name="Index_20_Link">3.12 &lt;impl&gt;Client<text:tab/>18</text:a></text:p>
        </text:index-body>
      </text:table-of-content>
      <text:p text:style-name="P17"/>
      <text:h text:style-name="P55" text:outline-level="1"><text:bookmark-start text:name="__RefHeading___Toc1995_1895993232"/><text:span text:style-name="T22">1<text:tab/></text:span><text:span text:style-name="T28">I</text:span><text:span text:style-name="T27">ntroduction</text:span><text:bookmark-end text:name="__RefHeading___Toc1995_1895993232"/></text:h>
      <text:list xml:id="list3111504077820728098" text:style-name="WWNum1">
        <text:list-item>
          <text:p text:style-name="P40"/>
        </text:list-item>
      </text:list>
      <text:h text:style-name="P54" text:outline-level="2"><text:bookmark-start text:name="__RefHeading___Toc1997_1895993232"/><text:span text:style-name="T6">1.1<text:tab/></text:span><text:span text:style-name="T4">Overview</text:span><text:bookmark-end text:name="__RefHeading___Toc1997_1895993232"/></text:h>
      <text:p text:style-name="P4"/>
      <text:p text:style-name="P27">The JSDT API framework has been designed to be easily extended with new implementations. Or to put it another way, you can add alternate transport protocols beneath this toolkit, in a simple manner.</text:p>
      <text:p text:style-name="P2"/>
      <text:h text:style-name="P54" text:outline-level="2"><text:bookmark-start text:name="__RefHeading___Toc1999_1895993232"/><text:span text:style-name="T6">1.2<text:tab/></text:span><text:span text:style-name="T4">Alternate Socket Factories</text:span><text:bookmark-end text:name="__RefHeading___Toc1999_1895993232"/></text:h>
      <text:p text:style-name="P4"/>
      <text:p text:style-name="P30"><text:span text:style-name="T16">The JSDT </text:span><text:span text:style-name="T24">socket</text:span><text:span text:style-name="T16"> implementation has been designed to allow alternate socket factory classes to be specified. This implementation is unicast, and requires that each of those sockets can maintain a permanent connection to the server socket.</text:span></text:p>
      <text:p text:style-name="P2"/>
      <text:p text:style-name="P30"><text:span text:style-name="T16">If you can wrap your transport protocol in a </text:span><text:span text:style-name="T24">java.net.socket</text:span><text:span text:style-name="T16"> implementation, then this is the suggested approach. Your socket factory needs to create a default constructor and implement four methods which are specified in the </text:span><text:span text:style-name="T24">com.sun.media.jsdt.impl.JSDTSocketFactory</text:span><text:span text:style-name="T16"> interface:</text:span></text:p>
      <text:p text:style-name="P14"/>
      <text:p text:style-name="P26">/**</text:p>
      <text:p text:style-name="P26"><text:s/>* createSocket returns a socket connected to a ServerSocket on</text:p>
      <text:p text:style-name="P26"><text:s/>* the named host, at the given port. <text:s/>This socket is configured using</text:p>
      <text:p text:style-name="P26"><text:s/>* the socket options established for this factory.</text:p>
      <text:p text:style-name="P26"><text:s/>*</text:p>
      <text:p text:style-name="P26"><text:s/>* @param host the server host</text:p>
      <text:p text:style-name="P26"><text:s/>* @param port the server port</text:p>
      <text:p text:style-name="P26"><text:s/>*</text:p>
      <text:p text:style-name="P26"><text:s/>* @exception IOException if the connection can’t be established</text:p>
      <text:p text:style-name="P26"><text:s/>* @exception UnknownHostException if the host is not known</text:p>
      <text:p text:style-name="P26"><text:s/>*/</text:p>
      <text:p text:style-name="P33"/>
      <text:p text:style-name="P26"><text:s text:c="4"/>Socket</text:p>
      <text:p text:style-name="P26"><text:s text:c="4"/>createSocket(String address, int port)</text:p>
      <text:p text:style-name="P26"><text:s text:c="16"/>throws IOException, UnknownHostException;</text:p>
      <text:p text:style-name="P14"/>
      <text:p text:style-name="P26">/**</text:p>
      <text:p text:style-name="P26"><text:s/>* createServerSocket returns a server socket which uses all network</text:p>
      <text:p text:style-name="P26"><text:s/>* interfaces on the host, and is bound to the specified port.</text:p>
      <text:p text:style-name="P26"><text:s/>*</text:p>
      <text:p text:style-name="P26"><text:s/>* @param port the port to listen to</text:p>
      <text:p text:style-name="P26"><text:s/>* @exception IOException for networking errors</text:p>
      <text:p text:style-name="P26"><text:s/>*/</text:p>
      <text:p text:style-name="P26"><text:s/></text:p>
      <text:p text:style-name="P26"><text:soft-page-break/><text:s text:c="4"/>ServerSocket</text:p>
      <text:p text:style-name="P26"><text:s text:c="4"/>createServerSocket(int port) throws IOException;</text:p>
      <text:p text:style-name="P8"/>
      <text:p text:style-name="P14"/>
      <text:p text:style-name="P26">/**</text:p>
      <text:p text:style-name="P26"><text:s/>* createDatagramSocket returns a socket for sending and</text:p>
      <text:p text:style-name="P26"><text:s/>* receiving datagram packets, bound to any available port on </text:p>
      <text:p text:style-name="P26"><text:s/>* the local host machine. This socket is configured using the socket</text:p>
      <text:p text:style-name="P26"><text:s/>* options established for this factory.</text:p>
      <text:p text:style-name="P26"><text:s/>*</text:p>
      <text:p text:style-name="P26"><text:s/>* @exception SocketException if the socket could not be opened, </text:p>
      <text:p text:style-name="P26"><text:s/>* or the socket could not bind to the specified local port.</text:p>
      <text:p text:style-name="P26"><text:s/>*</text:p>
      <text:p text:style-name="P26"><text:s/>* @see java.net.DatagramSocket</text:p>
      <text:p text:style-name="P26"><text:s/>*</text:p>
      <text:p text:style-name="P26"><text:s/>* @return a DatagramSocket on any available local port.</text:p>
      <text:p text:style-name="P26"><text:s/>*/</text:p>
      <text:p text:style-name="P33"/>
      <text:p text:style-name="P26"><text:s text:c="4"/>DatagramSocket</text:p>
      <text:p text:style-name="P26"><text:s text:c="4"/>createDatagramSocket() throws SocketException;</text:p>
      <text:p text:style-name="P14"/>
      <text:p text:style-name="P14"/>
      <text:p text:style-name="P26">/**</text:p>
      <text:p text:style-name="P26"><text:s/>* createDatagramSocket returns a socket for sending and</text:p>
      <text:p text:style-name="P26"><text:s/>* receiving datagram packets, at the given local port. This </text:p>
      <text:p text:style-name="P26"><text:s/>* socket is configured using the socket options established for </text:p>
      <text:p text:style-name="P26"><text:s/>* this factory.</text:p>
      <text:p text:style-name="P26"><text:s/>*</text:p>
      <text:p text:style-name="P26"><text:s/>* @param port the local port to use</text:p>
      <text:p text:style-name="P26"><text:s/>*</text:p>
      <text:p text:style-name="P26"><text:s/>* @exception SocketException if the socket could not be opened, </text:p>
      <text:p text:style-name="P26"><text:s/>* or the socket could not bind to the specified local port.</text:p>
      <text:p text:style-name="P26"><text:s/>*</text:p>
      <text:p text:style-name="P26"><text:s/>* @see java.net.DatagramSocket</text:p>
      <text:p text:style-name="P26"><text:s/>*</text:p>
      <text:p text:style-name="P26"><text:s/>* @return a DatagramSocket on the given local port.</text:p>
      <text:p text:style-name="P26"><text:s/>*/</text:p>
      <text:p text:style-name="P33"/>
      <text:p text:style-name="P26"><text:s text:c="4"/>DatagramSocket</text:p>
      <text:p text:style-name="P26"><text:s text:c="4"/>createDatagramSocket(int port) throws SocketException;</text:p>
      <text:p text:style-name="P26"/>
      <text:p text:style-name="P14"/>
      <text:p text:style-name="P30"><text:span text:style-name="T16">You then specify this alternate factory by setting the </text:span><text:span text:style-name="T24">com.sun.media.jsdt.impl.JSDTObject.socketFactoryClass</text:span><text:span text:style-name="T16"> variable. For example:</text:span></text:p>
      <text:p text:style-name="P34"/>
      <text:p text:style-name="P26">com.sun.media.jsdt.impl.JSDTObjectsocketFactoryClass =</text:p>
      <text:p text:style-name="P26"><text:s text:c="32"/>"myAlternateSocketFactory";</text:p>
      <text:p text:style-name="P26"/>
      <text:p text:style-name="P29"/>
      <text:p text:style-name="P29"/>
      <text:h text:style-name="P54" text:outline-level="2"><text:bookmark-start text:name="__RefHeading___Toc2001_1895993232"/><text:soft-page-break/><text:span text:style-name="T7">1.3<text:tab/></text:span><text:span text:style-name="T4">The URL String</text:span><text:bookmark-end text:name="__RefHeading___Toc2001_1895993232"/></text:h>
      <text:p text:style-name="P5"><text:s text:c="4"/></text:p>
      <text:p text:style-name="P30"><text:span text:style-name="T16">The JSDT Session and Client URL’s define which </text:span><text:span text:style-name="T21">&lt;type&gt;</text:span><text:span text:style-name="T16"> implementation package will be dynamically loaded and used to run a JSDT collaboration. These are of the form:</text:span></text:p>
      <text:p text:style-name="P34"/>
      <text:p text:style-name="P31"><text:span text:style-name="T4">Session:<text:tab/>jsdt://</text:span><text:span text:style-name="T25">&lt;host&gt;</text:span><text:span text:style-name="T4">:</text:span><text:span text:style-name="T25">&lt;port&gt;</text:span><text:span text:style-name="T4">/</text:span><text:span text:style-name="T25">&lt;type&gt;</text:span><text:span text:style-name="T4">/Session/</text:span><text:span text:style-name="T25">&lt;sessionName&gt;</text:span></text:p>
      <text:p text:style-name="P31"><text:span text:style-name="T4">Client:<text:tab/>jsdt//</text:span><text:span text:style-name="T25">&lt;host&gt;</text:span><text:span text:style-name="T4">:</text:span><text:span text:style-name="T25">&lt;port&gt;</text:span><text:span text:style-name="T4">/</text:span><text:span text:style-name="T25">&lt;type&gt;</text:span><text:span text:style-name="T4">/Client/</text:span><text:span text:style-name="T25">&lt;clientName&gt;</text:span></text:p>
      <text:p text:style-name="P27"/>
      <text:p text:style-name="P30"><text:span text:style-name="T16">Each implementation is contained within it’s own package. For the </text:span><text:span text:style-name="T18">two</text:span><text:span text:style-name="T16"> existing implementations, these are:</text:span></text:p>
      <text:p text:style-name="P27"/>
      <text:p text:style-name="P27">sockets based<text:tab/>com.sun.media.jsdt.socket</text:p>
      <text:p text:style-name="P27"/>
      <text:p text:style-name="P27">HTTP based<text:tab/>com.sun.media.jsdt.http</text:p>
      <text:p text:style-name="P27"/>
      <text:p text:style-name="P30"><text:span text:style-name="T16">A new </text:span><text:span text:style-name="T21">&lt;type&gt;</text:span><text:span text:style-name="T16"> implementation type would have a package name of:</text:span></text:p>
      <text:p text:style-name="P27"/>
      <text:p text:style-name="P30"><text:span text:style-name="T21">&lt;type&gt;</text:span><text:span text:style-name="T16"> based<text:tab/>com.sun.media.jsdt.</text:span><text:span text:style-name="T21">&lt;type&gt;</text:span></text:p>
      <text:p text:style-name="P28"/>
      <text:p text:style-name="P3"/>
      <text:h text:style-name="P54" text:outline-level="2"><text:bookmark-start text:name="__RefHeading___Toc2003_1895993232"/><text:span text:style-name="T7">1.4<text:tab/></text:span><text:span text:style-name="T4">Hooks into the new Implementation Package </text:span><text:bookmark-end text:name="__RefHeading___Toc2003_1895993232"/></text:h>
      <text:p text:style-name="P5"><text:s text:c="2"/></text:p>
      <text:p text:style-name="P30"><text:span text:style-name="T16">Instances of various classes in this new </text:span><text:span text:style-name="T21">&lt;type&gt;</text:span><text:span text:style-name="T16"> package will be dynamically created as and when needed. These in turn will then be used to call various methods within those classes.</text:span></text:p>
      <text:p text:style-name="P17"/>
      <text:h text:style-name="P56" text:outline-level="1"><text:bookmark-start text:name="__RefHeading___Toc2005_1895993232"/><text:span text:style-name="T34">2<text:tab/></text:span><text:span text:style-name="T32">Using the template Package</text:span><text:bookmark-end text:name="__RefHeading___Toc2005_1895993232"/></text:h>
      <text:list xml:id="list75045318426583" text:continue-numbering="true" text:style-name="WWNum1">
        <text:list-item>
          <text:p text:style-name="P40"/>
        </text:list-item>
      </text:list>
      <text:h text:style-name="P54" text:outline-level="2"><text:bookmark-start text:name="__RefHeading___Toc2007_1895993232"/><text:bookmark-start text:name="RTF31363833323a204865616431"/>2<text:bookmark-end text:name="RTF31363833323a204865616431"/>.1<text:tab/>Overview<text:bookmark-end text:name="__RefHeading___Toc2007_1895993232"/></text:h>
      <text:p text:style-name="P6"/>
      <text:p text:style-name="P25"><text:span text:style-name="T16">Included with the implementers kit is a </text:span><text:span text:style-name="T21">com.sun.media.jsdt.template</text:span><text:span text:style-name="T16"> package which can be used as a template for creating a new implementation. <text:s/>There are a set of steps that need to be followed to generate the standard package structure for a new implementation. These are described in the next section.</text:span></text:p>
      <text:p text:style-name="P2"/>
      <text:h text:style-name="P54" text:outline-level="2"><text:bookmark-start text:name="__RefHeading___Toc2009_1895993232"/><text:span text:style-name="T33">2.2<text:tab/></text:span>Creating the Standard Package Structure<text:bookmark-end text:name="__RefHeading___Toc2009_1895993232"/></text:h>
      <text:p text:style-name="P4"/>
      <text:p text:style-name="P30"><text:span text:style-name="T16">For the purpose of these instructions, let’s assume we are going to create a framework for a new </text:span><text:span text:style-name="T21">corba</text:span><text:span text:style-name="T16"> implementation.</text:span></text:p>
      <text:p text:style-name="P36"/>
      <text:list xml:id="list75044149473547" text:continue-numbering="true" text:style-name="WWNum1">
        <text:list-item>
          <text:p text:style-name="P50">Copy all the files in the template directory into a new <text:span text:style-name="T42">corba</text:span> directory.</text:p>
        </text:list-item>
        <text:list-item>
          <text:p text:style-name="P51">Three of the files need to be renamed to include the name of the implementation in the file name.</text:p>
        </text:list-item>
        <text:list-item>
          <text:p text:style-name="P42">templateClient.java<text:tab/>should be renamed to corbaClient.java</text:p>
        </text:list-item>
        <text:list-item>
          <text:p text:style-name="P42">templateDebugFlags.java<text:tab/>should be renamed to corbaDebugFlags.java</text:p>
        </text:list-item>
        <text:list-item>
          <text:p text:style-name="P42">templateSession.java<text:tab/>should be renamed to corbaSession.java</text:p>
          <text:p text:style-name="P53">The package name in all the files needs to changed from</text:p>
        </text:list-item>
      </text:list>
      <text:p text:style-name="P32"><text:span text:style-name="T16"><text:s text:c="5"/></text:span><text:span text:style-name="T21">com.sun.media.jsdt.template</text:span><text:span text:style-name="T16"> to </text:span><text:span text:style-name="T21">com.sun.media.jsdt.corba</text:span></text:p>
      <text:list xml:id="list75043981544209" text:continue-numbering="true" text:style-name="WWNum1">
        <text:list-item>
          <text:p text:style-name="P52">In corbaDebugFlags.java, the following changes should be made:</text:p>
        </text:list-item>
        <text:list-item>
          <text:p text:style-name="P43">The interface line should be adjusted to read:</text:p>
        </text:list-item>
      </text:list>
      <text:p text:style-name="P11"><text:span text:style-name="T4"><text:s text:c="4"/><text:tab/><text:tab/><text:tab/></text:span><text:span text:style-name="T26">interface corbaDebugFlags {</text:span></text:p>
      <text:list xml:id="list75044165067973" text:continue-numbering="true" text:style-name="WWNum1">
        <text:list-item>
          <text:p text:style-name="P43">The last two lines should be changed to read:</text:p>
        </text:list-item>
      </text:list>
      <text:p text:style-name="P9"><text:tab/><text:tab/><text:tab/>static final boolean corbaClient_Debug <text:s text:c="4"/>= true;</text:p>
      <text:p text:style-name="P9"><text:tab/><text:tab/><text:tab/>static final boolean corbaSession_Debug <text:s text:c="3"/>= true;</text:p>
      <text:list xml:id="list75044742920870" text:continue-numbering="true" text:style-name="WWNum1">
        <text:list-item>
          <text:p text:style-name="P52">In corbaClient.java, the following changes need to be made:</text:p>
        </text:list-item>
        <text:list-item>
          <text:p text:style-name="P43">The class lines should be adjusted to read:</text:p>
        </text:list-item>
      </text:list>
      <text:p text:style-name="P7"><text:s/></text:p>
      <text:p text:style-name="P10"><text:tab/><text:tab/><text:tab/>public class</text:p>
      <text:p text:style-name="P8"><text:tab/><text:tab/><text:tab/>corbaClient extends ClientImpl</text:p>
      <text:p text:style-name="P8"><text:tab/><text:tab/><text:tab/><text:tab/>implements ClientListener, corbaDebugFlags {</text:p>
      <text:list xml:id="list75045169241466" text:continue-numbering="true" text:style-name="WWNum1">
        <text:list-item>
          <text:p text:style-name="P47"><text:span text:style-name="T30">All </text:span><text:span text:style-name="T31">occurrences</text:span><text:span text:style-name="T30"> of </text:span><text:span text:style-name="T29">templateClient_Debug</text:span><text:span text:style-name="T30"> should be replaced with </text:span><text:span text:style-name="T29">corbaClient_Debug</text:span></text:p>
        </text:list-item>
        <text:list-item>
          <text:p text:style-name="P48"><text:span text:style-name="T16">All </text:span><text:span text:style-name="T19">occurrences</text:span><text:span text:style-name="T16"> of </text:span><text:span text:style-name="T21">templateClient</text:span><text:span text:style-name="T16"> should be replaced with </text:span><text:span text:style-name="T21">corbaClient</text:span><text:span text:style-name="T16">. These will be the name of the constructor and the file name contained within various System.err.println debug messages.</text:span></text:p>
        </text:list-item>
        <text:list-item>
          <text:p text:style-name="P52"><text:soft-page-break/>In corbaSession.java, the following changes need to be made:</text:p>
        </text:list-item>
        <text:list-item>
          <text:p text:style-name="P43">The class lines should be adjusted to read:</text:p>
        </text:list-item>
      </text:list>
      <text:p text:style-name="P5"><text:s text:c="2"/><text:tab/><text:tab/><text:tab/><text:span text:style-name="T35">public class</text:span></text:p>
      <text:p text:style-name="P8"><text:tab/><text:tab/><text:tab/>corbaSession extends SessionImpl implements corbaDebugFlags {</text:p>
      <text:list xml:id="list75045561289195" text:continue-numbering="true" text:style-name="WWNum1">
        <text:list-item>
          <text:p text:style-name="P44">All occurrences of templateSession_Debug should be replaced with corbaSession_Debug</text:p>
        </text:list-item>
        <text:list-item>
          <text:p text:style-name="P45">All <text:span text:style-name="T36">occurrences</text:span> of templateSession should be replaced with corbaSession. These will be the name of the constructor and the file name contained within various System.err.println debug messages.</text:p>
          <text:p text:style-name="P49"/>
        </text:list-item>
      </text:list>
      <text:h text:style-name="P55" text:outline-level="1"><text:bookmark-start text:name="__RefHeading___Toc2011_1895993232"/><text:span text:style-name="T23">3</text:span><text:span text:style-name="T8"><text:tab/></text:span><text:bookmark-start text:name="RTF31383138323a204368617054"/><text:span text:style-name="T27">Me</text:span><text:bookmark-end text:name="RTF31383138323a204368617054"/><text:span text:style-name="T27">thods to Implement</text:span><text:bookmark-end text:name="__RefHeading___Toc2011_1895993232"/></text:h>
      <text:list xml:id="list75044948813541" text:continue-numbering="true" text:style-name="WWNum1">
        <text:list-item>
          <text:p text:style-name="P41"><text:bookmark-start text:name="RTF32333136363a20436861704e"/></text:p>
        </text:list-item>
      </text:list>
      <text:h text:style-name="P54" text:outline-level="2"><text:bookmark-start text:name="__RefHeading___Toc2013_1895993232"/><text:bookmark-end text:name="RTF32333136363a20436861704e"/><text:span text:style-name="T37">3.1<text:tab/></text:span>Overview<text:bookmark-end text:name="__RefHeading___Toc2013_1895993232"/></text:h>
      <text:p text:style-name="P4"/>
      <text:p text:style-name="P27">As you will see, there are several methods that need to be completed for each new JSDT implementation. This chapter lists what those methods are. Note that some or all of these classes may also require you to write one or more constructors.</text:p>
      <text:p text:style-name="P2"/>
      <text:p text:style-name="P30"><text:span text:style-name="T16">The JavaDoc for the </text:span><text:span text:style-name="T21">com.sun.media.jsdt.template</text:span><text:span text:style-name="T16"> and </text:span><text:span text:style-name="T21">com.sun.media.jsdt.impl</text:span><text:span text:style-name="T16"> packages should hopefully contain enough information on what actions each method should take. Additional documentation can be found in the JavaDoc for the </text:span><text:span text:style-name="T21">com.sun.media.jsdt</text:span><text:span text:style-name="T16"> and </text:span><text:span text:style-name="T21">com.sun.media.jsdt.event</text:span><text:span text:style-name="T16"> packages and the JSDT User Guide.</text:span></text:p>
      <text:p text:style-name="P27"/>
      <text:h text:style-name="P54" text:outline-level="2"><text:bookmark-start text:name="__RefHeading___Toc2015_1895993232"/><text:span text:style-name="T38">3.2<text:tab/></text:span>Standard Implementation Classes<text:bookmark-end text:name="__RefHeading___Toc2015_1895993232"/></text:h>
      <text:p text:style-name="P4"/>
      <text:p text:style-name="P30"><text:span text:style-name="T16">The </text:span><text:span text:style-name="T21">com.sun.media.jsdt.impl</text:span><text:span text:style-name="T16"> package comes with various classes that implement some of the interfaces in the </text:span><text:span text:style-name="T21">com.sun.media.jsdt</text:span><text:span text:style-name="T16"> package. JavaDoc is provided with the JSDT Implementers kit which describes these classes. These classes are hopefully generic enough, such that instances of these classes should be useful to all JSDT implementations.</text:span></text:p>
      <text:p text:style-name="P27"/>
      <text:h text:style-name="P54" text:outline-level="2"><text:bookmark-start text:name="__RefHeading___Toc2017_1895993232"/><text:span text:style-name="T38">3.3<text:tab/></text:span><text:bookmark-start text:name="RTF32383439313a204865616431"/>Client/Server Versus Fully-Replicated<text:bookmark-end text:name="__RefHeading___Toc2017_1895993232"/><text:bookmark-end text:name="RTF32383439313a204865616431"/></text:h>
      <text:p text:style-name="P4"/>
      <text:p text:style-name="P30"><text:span text:style-name="T16">Your implementation can be a Client/Server model, or it could be a fully-replicated distributed model. The supporting classes in the </text:span><text:span text:style-name="T21">com.sun.media.jsdt</text:span><text:span text:style-name="T16">, and </text:span><text:span text:style-name="T21">com.sun.media.jsdt.impl</text:span><text:span text:style-name="T16"> packages provide hooks for creating server-side classes, which can be created then ignored for fully replicated implementations.</text:span></text:p>
      <text:p text:style-name="P27"/>
      <text:p text:style-name="P27">These hooks are in:</text:p>
      <text:list xml:id="list75044555888464" text:continue-numbering="true" text:style-name="WWNum1">
        <text:list-item>
          <text:p text:style-name="P46">ByteArrayServer.java</text:p>
        </text:list-item>
        <text:list-item>
          <text:p text:style-name="P46">ChannelServer.java</text:p>
        </text:list-item>
        <text:list-item>
          <text:p text:style-name="P46">ManageableServer.java</text:p>
        </text:list-item>
        <text:list-item>
          <text:p text:style-name="P46">SessionServer.java</text:p>
        </text:list-item>
        <text:list-item>
          <text:p text:style-name="P46">TokenServer.java</text:p>
        </text:list-item>
      </text:list>
      <text:p text:style-name="P2"/>
      <text:p text:style-name="P27">Each of these files defines two methods:</text:p>
      <text:p text:style-name="P14"><text:soft-page-break/></text:p>
      <text:p text:style-name="P26">public void</text:p>
      <text:p text:style-name="P26">initServer(String name, SessionImpl session, Object object);</text:p>
      <text:p text:style-name="P14"/>
      <text:p text:style-name="P26">public Object</text:p>
      <text:p text:style-name="P26">getServer();</text:p>
      <text:p text:style-name="P5"/>
      <text:h text:style-name="P54" text:outline-level="2"><text:bookmark-start text:name="__RefHeading___Toc2019_1895993232"/><text:span text:style-name="T39">3.4<text:tab/></text:span>ByteArrayProxy<text:bookmark-end text:name="__RefHeading___Toc2019_1895993232"/></text:h>
      <text:p text:style-name="P4"/>
      <text:p text:style-name="P27">The ByteArrayProxy class contains the following methods that need to be completed for your implementation:</text:p>
      <text:p text:style-name="P14"/>
      <text:p text:style-name="P26">public void</text:p>
      <text:p text:style-name="P26">initProxy(String name, SessionImpl session, Object object);</text:p>
      <text:p text:style-name="P33"/>
      <text:p text:style-name="P26">public Object</text:p>
      <text:p text:style-name="P26">getProxy();</text:p>
      <text:p text:style-name="P33"/>
      <text:p text:style-name="P26">public void</text:p>
      <text:p text:style-name="P26">setValue(Client client, byte[] value, int offset, int length)</text:p>
      <text:p text:style-name="P26"><text:s text:c="8"/>throws ConnectionException, InvalidClientException,</text:p>
      <text:p text:style-name="P26"><text:s text:c="15"/>NoSuchByteArrayException, NoSuchClientException,</text:p>
      <text:p text:style-name="P26"><text:s text:c="15"/>NoSuchSessionException, PermissionDeniedException,</text:p>
      <text:p text:style-name="P26"><text:s text:c="15"/>TimedOutException;</text:p>
      <text:p text:style-name="P18"/>
      <text:h text:style-name="P54" text:outline-level="2"><text:bookmark-start text:name="__RefHeading___Toc2021_1895993232"/><text:span text:style-name="T39">3.5<text:tab/></text:span>ChannelProxy<text:bookmark-end text:name="__RefHeading___Toc2021_1895993232"/></text:h>
      <text:p text:style-name="P4"/>
      <text:p text:style-name="P27">The ChannelProxy class contains the following methods that need to be completed for your implementation:</text:p>
      <text:p text:style-name="P14"/>
      <text:p text:style-name="P26">public void</text:p>
      <text:p text:style-name="P26">initProxy(String name, SessionImpl session, Object object);</text:p>
      <text:p text:style-name="P33"/>
      <text:p text:style-name="P26">public Object</text:p>
      <text:p text:style-name="P26">getProxy();</text:p>
      <text:p text:style-name="P33"/>
      <text:p text:style-name="P26">public void</text:p>
      <text:p text:style-name="P26">addConsumer(Client client, ChannelConsumer consumer)</text:p>
      <text:p text:style-name="P26"><text:s text:c="7"/>throws ConnectionException, InvalidClientException,</text:p>
      <text:p text:style-name="P26"><text:s text:c="14"/>NoSuchChannelException, NoSuchClientException,</text:p>
      <text:p text:style-name="P26"><text:s text:c="14"/>NoSuchConsumerException, NoSuchSessionException,</text:p>
      <text:p text:style-name="P26"><text:s text:c="14"/>PermissionDeniedException, TimedOutException;</text:p>
      <text:p text:style-name="P26"><text:s/></text:p>
      <text:p text:style-name="P26">public void</text:p>
      <text:p text:style-name="P26">removeConsumer(Client client, ChannelConsumer consumer)</text:p>
      <text:p text:style-name="P26"><text:s text:c="7"/>throws ConnectionException, InvalidClientException,</text:p>
      <text:p text:style-name="P26"><text:s text:c="14"/>NoSuchChannelException, NoSuchClientException,</text:p>
      <text:p text:style-name="P26"><text:s text:c="14"/>NoSuchConsumerException, NoSuchSessionException,</text:p>
      <text:p text:style-name="P26"><text:soft-page-break/><text:s text:c="14"/>PermissionDeniedException, TimedOutException;</text:p>
      <text:p text:style-name="P5"/>
      <text:p text:style-name="P5"/>
      <text:p text:style-name="P26">public String[]</text:p>
      <text:p text:style-name="P26">listConsumerNames() </text:p>
      <text:p text:style-name="P26"><text:s text:c="7"/>throws ConnectionException, NoSuchChannelException,</text:p>
      <text:p text:style-name="P26"><text:s text:c="14"/>NoSuchSessionException, TimedOutException;</text:p>
      <text:p text:style-name="P26"><text:s/></text:p>
      <text:p text:style-name="P26">public void</text:p>
      <text:p text:style-name="P26">join(Client client, boolean authenticate, int mode)</text:p>
      <text:p text:style-name="P26"><text:s text:c="7"/>throws ConnectionException, InvalidClientException,</text:p>
      <text:p text:style-name="P26"><text:s text:c="14"/>NoSuchChannelException, NoSuchClientException,</text:p>
      <text:p text:style-name="P26"><text:s text:c="14"/>PermissionDeniedException, NoSuchSessionException,</text:p>
      <text:p text:style-name="P26"><text:s text:c="14"/>NameInUseException, TimedOutException;</text:p>
      <text:p text:style-name="P33"/>
      <text:p text:style-name="P26">public void</text:p>
      <text:p text:style-name="P26">leave(Client client)</text:p>
      <text:p text:style-name="P26"><text:s text:c="7"/>throws ConnectionException, InvalidClientException,</text:p>
      <text:p text:style-name="P26"><text:s text:c="14"/>NoSuchChannelException, NoSuchClientException,</text:p>
      <text:p text:style-name="P26"><text:s text:c="14"/>NoSuchSessionException, TimedOutException;</text:p>
      <text:p text:style-name="P26"><text:s/></text:p>
      <text:p text:style-name="P26">public Data</text:p>
      <text:p text:style-name="P26">receive(Client client, long timeout, boolean ignoreTimeout)</text:p>
      <text:p text:style-name="P26"><text:s text:c="7"/>throws ConnectionException, InvalidClientException,</text:p>
      <text:p text:style-name="P26"><text:s text:c="14"/>NoSuchClientException, NoSuchSessionException,</text:p>
      <text:p text:style-name="P26"><text:s text:c="14"/>PermissionDeniedException, TimedOutException;</text:p>
      <text:p text:style-name="P26"><text:s/></text:p>
      <text:p text:style-name="P26">public boolean</text:p>
      <text:p text:style-name="P26">dataAvailable(Client client)</text:p>
      <text:p text:style-name="P26"><text:s text:c="7"/>throws ConnectionException, InvalidClientException,</text:p>
      <text:p text:style-name="P26"><text:s text:c="14"/>NoSuchClientException, NoSuchSessionException,</text:p>
      <text:p text:style-name="P26"><text:s text:c="14"/>PermissionDeniedException, TimedOutException;</text:p>
      <text:p text:style-name="P33"/>
      <text:p text:style-name="P26">public void</text:p>
      <text:p text:style-name="P26">send(Client sendingClient, char recipient, </text:p>
      <text:p text:style-name="P26"><text:s text:c="5"/>String receivingClientName, Data data, boolean uniform)</text:p>
      <text:p text:style-name="P26"><text:s text:c="7"/>throws ConnectionException, InvalidClientException,</text:p>
      <text:p text:style-name="P26"><text:s text:c="14"/>NoSuchChannelException, NoSuchClientException,</text:p>
      <text:p text:style-name="P26"><text:s text:c="14"/>NoSuchConsumerException, NoSuchSessionException,</text:p>
      <text:p text:style-name="P26"><text:s text:c="14"/>PermissionDeniedException, TimedOutException;</text:p>
      <text:p text:style-name="P26"/>
      <text:h text:style-name="P54" text:outline-level="2"><text:bookmark-start text:name="__RefHeading___Toc2023_1895993232"/><text:span text:style-name="T40">3.6<text:tab/></text:span>ManageableProxy<text:bookmark-end text:name="__RefHeading___Toc2023_1895993232"/></text:h>
      <text:p text:style-name="P2"/>
      <text:p text:style-name="P27">The ManageableProxy class contains the following methods that need to be completed for your implementation:</text:p>
      <text:p text:style-name="P5"><text:s/></text:p>
      <text:p text:style-name="P26">public void</text:p>
      <text:p text:style-name="P26">initProxy(String name, SessionImpl session, Object object);</text:p>
      <text:p text:style-name="P26"><text:s/></text:p>
      <text:p text:style-name="P26">public Object</text:p>
      <text:p text:style-name="P26">getProxy();</text:p>
      <text:p text:style-name="P14"><text:soft-page-break/></text:p>
      <text:p text:style-name="P14"/>
      <text:p text:style-name="P26">public Session</text:p>
      <text:p text:style-name="P26">getSession();</text:p>
      <text:p text:style-name="P26"><text:s/></text:p>
      <text:p text:style-name="P26">public void</text:p>
      <text:p text:style-name="P26">addListener(EventListener listener, char listenerType)</text:p>
      <text:p text:style-name="P26"><text:s text:c="7"/>throws ConnectionException,</text:p>
      <text:p text:style-name="P26"><text:s text:c="14"/>NoSuchByteArrayException, NoSuchChannelException,</text:p>
      <text:p text:style-name="P26"><text:s text:c="14"/>NoSuchSessionException, NoSuchTokenException,</text:p>
      <text:p text:style-name="P26"><text:s text:c="14"/>TimedOutException;</text:p>
      <text:p text:style-name="P26"><text:s/></text:p>
      <text:p text:style-name="P26">public void</text:p>
      <text:p text:style-name="P26">removeListener(EventListener listener, char listenerType)</text:p>
      <text:p text:style-name="P26"><text:s text:c="7"/>throws ConnectionException, </text:p>
      <text:p text:style-name="P26"><text:s text:c="14"/>NoSuchByteArrayException, NoSuchChannelException,</text:p>
      <text:p text:style-name="P26"><text:s text:c="14"/>NoSuchListenerException, NoSuchSessionException,</text:p>
      <text:p text:style-name="P26"><text:s text:c="14"/>NoSuchTokenException, TimedOutException;</text:p>
      <text:p text:style-name="P26"><text:s/></text:p>
      <text:p text:style-name="P26">public void</text:p>
      <text:p text:style-name="P26">changeListenerMask(EventListener listener,</text:p>
      <text:p text:style-name="P26"><text:s text:c="19"/>int eventMask, boolean disable)</text:p>
      <text:p text:style-name="P26"><text:s text:c="7"/>throws NoSuchSessionException, NoSuchChannelException,</text:p>
      <text:p text:style-name="P26"><text:s text:c="14"/>NoSuchByteArrayException, NoSuchTokenException,</text:p>
      <text:p text:style-name="P26"><text:s text:c="14"/>NoSuchListenerException;</text:p>
      <text:p text:style-name="P33"/>
      <text:p text:style-name="P26">public void</text:p>
      <text:p text:style-name="P26">changeManagerMask(JSDTManager manager, int eventMask, </text:p>
      <text:p text:style-name="P26"><text:s text:c="18"/>boolean disable, char objectType)</text:p>
      <text:p text:style-name="P26"><text:s text:c="7"/>throws ConnectionException, NoSuchSessionException,</text:p>
      <text:p text:style-name="P26"><text:s text:c="14"/>NoSuchChannelException, NoSuchByteArrayException,</text:p>
      <text:p text:style-name="P26"><text:s text:c="14"/>NoSuchTokenException, NoSuchListenerException,</text:p>
      <text:p text:style-name="P26"><text:s text:c="14"/>TimedOutException;</text:p>
      <text:p text:style-name="P14"/>
      <text:p text:style-name="P26">public void</text:p>
      <text:p text:style-name="P26">attachManager(JSDTManager manager, char managerType,</text:p>
      <text:p text:style-name="P26"><text:s text:c="14"/>Manageable manageable)</text:p>
      <text:p text:style-name="P26"><text:s text:c="7"/>throws ConnectionException, ManagerExistsException,</text:p>
      <text:p text:style-name="P26"><text:s text:c="14"/>NoSuchHostException, NoSuchSessionException,</text:p>
      <text:p text:style-name="P26"><text:s text:c="14"/>TimedOutException;</text:p>
      <text:p text:style-name="P33"/>
      <text:p text:style-name="P26">public void</text:p>
      <text:p text:style-name="P26">expel(Client[] clients, char objectType)</text:p>
      <text:p text:style-name="P26"><text:s text:c="7"/>throws ConnectionException, InvalidClientException,</text:p>
      <text:p text:style-name="P26"><text:s text:c="14"/>NoSuchSessionException, NoSuchChannelException,</text:p>
      <text:p text:style-name="P26"><text:s text:c="14"/>NoSuchByteArrayException, NoSuchClientException,</text:p>
      <text:p text:style-name="P26"><text:s text:c="14"/>NoSuchTokenException, PermissionDeniedException,</text:p>
      <text:p text:style-name="P26"><text:s text:c="14"/>TimedOutException;</text:p>
      <text:p text:style-name="P26"><text:s/></text:p>
      <text:p text:style-name="P26">public void</text:p>
      <text:p text:style-name="P26">invite(Client[] clients, char objectType)</text:p>
      <text:p text:style-name="P26"><text:s text:c="7"/>throws ConnectionException, InvalidClientException,</text:p>
      <text:p text:style-name="P26"><text:s text:c="14"/>NoSuchSessionException, NoSuchChannelException,</text:p>
      <text:p text:style-name="P26"><text:soft-page-break/><text:s text:c="14"/>NoSuchByteArrayException, NoSuchClientException,</text:p>
      <text:p text:style-name="P26"><text:s text:c="14"/>NoSuchTokenException, PermissionDeniedException,</text:p>
      <text:p text:style-name="P26"><text:s text:c="14"/>TimedOutException;</text:p>
      <text:p text:style-name="P26"><text:s/></text:p>
      <text:p text:style-name="P26">public void</text:p>
      <text:p text:style-name="P26">destroy(Client client, char objectType)</text:p>
      <text:p text:style-name="P26"><text:s text:c="7"/>throws ConnectionException, InvalidClientException,</text:p>
      <text:p text:style-name="P26"><text:s text:c="14"/>NoSuchSessionException, NoSuchChannelException,</text:p>
      <text:p text:style-name="P26"><text:s text:c="14"/>NoSuchByteArrayException, NoSuchClientException,</text:p>
      <text:p text:style-name="P26"><text:s text:c="14"/>NoSuchTokenException, PermissionDeniedException,</text:p>
      <text:p text:style-name="P26"><text:s text:c="14"/>TimedOutException;</text:p>
      <text:p text:style-name="P26"><text:s/></text:p>
      <text:p text:style-name="P26">public boolean</text:p>
      <text:p text:style-name="P26">isManaged(char objectType, String objectName)</text:p>
      <text:p text:style-name="P26"><text:s text:c="7"/>throws ConnectionException, NoSuchSessionException,</text:p>
      <text:p text:style-name="P26"><text:s text:c="14"/>NoSuchChannelException, NoSuchByteArrayException,</text:p>
      <text:p text:style-name="P26"><text:s text:c="14"/>NoSuchTokenException, TimedOutException;</text:p>
      <text:p text:style-name="P33"/>
      <text:p text:style-name="P26">public void</text:p>
      <text:p text:style-name="P26">join(Client client, boolean authenticate, char objectType)</text:p>
      <text:p text:style-name="P26"><text:s text:c="7"/>throws ConnectionException, InvalidClientexception,</text:p>
      <text:p text:style-name="P26"><text:s text:c="14"/>NoSuchByteArrayException, NoSuchChannelException,</text:p>
      <text:p text:style-name="P26"><text:s text:c="14"/>NoSuchClientException, NoSuchSessionException,</text:p>
      <text:p text:style-name="P26"><text:s text:c="14"/>NoSuchTokenException, PermissionDeniedException,</text:p>
      <text:p text:style-name="P26"><text:s text:c="14"/>NameInUseException, TimedOutException;</text:p>
      <text:p text:style-name="P33"/>
      <text:p text:style-name="P26">public void</text:p>
      <text:p text:style-name="P26">leave(Client client, char objectType)</text:p>
      <text:p text:style-name="P26"><text:s text:c="7"/>throws ConnectionException, InvalidClientException,</text:p>
      <text:p text:style-name="P26"><text:s text:c="14"/>NoSuchByteArrayException, NoSuchChannelException,</text:p>
      <text:p text:style-name="P26"><text:s text:c="14"/>NoSuchClientException, NoSuchSessionException,</text:p>
      <text:p text:style-name="P26"><text:s text:c="14"/>NoSuchTokenException, TimedOutException;</text:p>
      <text:p text:style-name="P33"/>
      <text:p text:style-name="P26">public String[]</text:p>
      <text:p text:style-name="P26">listClientNames(char objectType)</text:p>
      <text:p text:style-name="P26"><text:s text:c="7"/>throws ConnectionException,</text:p>
      <text:p text:style-name="P26"><text:s text:c="14"/>NoSuchSessionException, NoSuchChannelException,</text:p>
      <text:p text:style-name="P26"><text:s text:c="14"/>NoSuchByteArrayException, NoSuchTokenException,</text:p>
      <text:p text:style-name="P26"><text:s text:c="14"/>TimedOutException;</text:p>
      <text:p text:style-name="P14"/>
      <text:h text:style-name="P54" text:outline-level="2"><text:bookmark-start text:name="__RefHeading___Toc2025_1895993232"/><text:span text:style-name="T40">3.7<text:tab/></text:span>NamingProxy<text:bookmark-end text:name="__RefHeading___Toc2025_1895993232"/></text:h>
      <text:p text:style-name="P2"/>
      <text:p text:style-name="P27">The NamingProxy class contains the following methods that need to be completed for your implementation:</text:p>
      <text:p text:style-name="P14"/>
      <text:p text:style-name="P26">public void</text:p>
      <text:p text:style-name="P26">initProxy(Hashtable connections, String host, int port)</text:p>
      <text:p text:style-name="P26"><text:s text:c="7"/>throws NoRegistryException, NoSuchHostException;</text:p>
      <text:p text:style-name="P14"/>
      <text:p text:style-name="P14"/>
      <text:p text:style-name="P26">public Object</text:p>
      <text:p text:style-name="P26"><text:soft-page-break/>getProxy();</text:p>
      <text:p text:style-name="P33"/>
      <text:p text:style-name="P26">public void</text:p>
      <text:p text:style-name="P26">bind(URLString urlString, Object object, Client client)</text:p>
      <text:p text:style-name="P26"><text:s text:c="7"/>throws AlreadyBoundException, ConnectionException,</text:p>
      <text:p text:style-name="P26"><text:s text:c="14"/>InvalidClientException, InvalidURLException,</text:p>
      <text:p text:style-name="P26"><text:s text:c="14"/>NoRegistryException, PermissionDeniedException,</text:p>
      <text:p text:style-name="P26"><text:s text:c="14"/>PortInUseException, TimedOutException;</text:p>
      <text:p text:style-name="P33"/>
      <text:p text:style-name="P26">public void</text:p>
      <text:p text:style-name="P26">unbind(URLString urlString, Object object, Client client)</text:p>
      <text:p text:style-name="P26"><text:s text:c="7"/>throws ConnectionException, InvalidClientException,</text:p>
      <text:p text:style-name="P26"><text:s text:c="14"/>InvalidURLException, NoRegistryException,</text:p>
      <text:p text:style-name="P26"><text:s text:c="14"/>NotBoundException, PermissionDeniedException,</text:p>
      <text:p text:style-name="P26"><text:s text:c="14"/>TimedOutException;</text:p>
      <text:p text:style-name="P33"/>
      <text:p text:style-name="P26">public Object</text:p>
      <text:p text:style-name="P26">lookup(URLString urlString)</text:p>
      <text:p text:style-name="P26"><text:s text:c="7"/>throws ConnectionException,</text:p>
      <text:p text:style-name="P26"><text:s text:c="14"/>NoRegistryException, InvalidURLException,</text:p>
      <text:p text:style-name="P26"><text:s text:c="14"/>NotBoundException, TimedOutException;</text:p>
      <text:p text:style-name="P33"/>
      <text:p text:style-name="P26">public void</text:p>
      <text:p text:style-name="P26">addRegistryListener(RegistryListener listener)</text:p>
      <text:p text:style-name="P26"><text:s text:c="7"/>throws ConnectionException, NoRegistryException,</text:p>
      <text:p text:style-name="P26"><text:s text:c="14"/>NoSuchHostException, TimedOutException;</text:p>
      <text:p text:style-name="P33"/>
      <text:p text:style-name="P26">public void</text:p>
      <text:p text:style-name="P26">removeRegistryListener(RegistryListener listener)</text:p>
      <text:p text:style-name="P26"><text:s text:c="7"/>throws ConnectionException, NoRegistryException,</text:p>
      <text:p text:style-name="P26"><text:s text:c="14"/>NoSuchHostException, NoSuchListenerException,</text:p>
      <text:p text:style-name="P26"><text:s text:c="14"/>TimedOutException;</text:p>
      <text:p text:style-name="P33"/>
      <text:p text:style-name="P26">public URLString[]</text:p>
      <text:p text:style-name="P26">list() </text:p>
      <text:p text:style-name="P26"><text:s text:c="7"/>throws ConnectionException, NoRegistryException,</text:p>
      <text:p text:style-name="P26"><text:s text:c="14"/>TimedOutException;</text:p>
      <text:p text:style-name="P33"/>
      <text:p text:style-name="P26">public void</text:p>
      <text:p text:style-name="P26">addConnectionListener(ConnectionListener listener);</text:p>
      <text:p text:style-name="P33"/>
      <text:p text:style-name="P26">public void</text:p>
      <text:p text:style-name="P26">removeConnectionListener(ConnectionListener listener)</text:p>
      <text:p text:style-name="P26"><text:s text:c="7"/>throws NoSuchListenerException;</text:p>
      <text:p text:style-name="P8"/>
      <text:h text:style-name="P54" text:outline-level="2"><text:bookmark-start text:name="__RefHeading___Toc2027_1895993232"/><text:span text:style-name="T40">3.8<text:tab/></text:span>SessionProxy<text:bookmark-end text:name="__RefHeading___Toc2027_1895993232"/></text:h>
      <text:p text:style-name="P4"/>
      <text:p text:style-name="P27">The SessionProxy class contains the following methods that need to be completed for your implementation:</text:p>
      <text:p text:style-name="P5"><text:s/></text:p>
      <text:p text:style-name="P26">public void</text:p>
      <text:p text:style-name="P26"><text:soft-page-break/>initProxy(String name, SessionImpl session, Object object);</text:p>
      <text:p text:style-name="P26"><text:s/></text:p>
      <text:p text:style-name="P26">public Object</text:p>
      <text:p text:style-name="P26">getProxy();</text:p>
      <text:p text:style-name="P26"><text:s/></text:p>
      <text:p text:style-name="P26">public void</text:p>
      <text:p text:style-name="P26">attachSessionManager(SessionManager sessionManager, </text:p>
      <text:p text:style-name="P26"><text:s text:c="21"/>Session session)</text:p>
      <text:p text:style-name="P26"><text:s text:c="7"/>throws ConnectionException,</text:p>
      <text:p text:style-name="P26"><text:s text:c="14"/>ManagerExistsException, NoSuchHostException,</text:p>
      <text:p text:style-name="P26"><text:s text:c="14"/>TimedOutException;</text:p>
      <text:p text:style-name="P26"><text:s/></text:p>
      <text:p text:style-name="P26">public ByteArray</text:p>
      <text:p text:style-name="P26">createByteArray(Client client, String byteArrayName,</text:p>
      <text:p text:style-name="P26"><text:s text:c="16"/>byte[] value, int offset, int length, </text:p>
      <text:p text:style-name="P26"><text:s text:c="16"/>boolean autoJoin)</text:p>
      <text:p text:style-name="P26"><text:s text:c="7"/>throws ConnectionException, InvalidClientException,</text:p>
      <text:p text:style-name="P26"><text:s text:c="14"/>NameInUseException, NoSuchSessionException,</text:p>
      <text:p text:style-name="P26"><text:s text:c="14"/>NoSuchClientException, NoSuchHostException,</text:p>
      <text:p text:style-name="P26"><text:s text:c="14"/>PermissionDeniedException, TimedOutException;</text:p>
      <text:p text:style-name="P26"><text:s/></text:p>
      <text:p text:style-name="P26">public Channel</text:p>
      <text:p text:style-name="P26">createChannel(Client client, String channelName,</text:p>
      <text:p text:style-name="P26"><text:s text:c="19"/>boolean reliable, boolean ordered, boolean autoJoin)</text:p>
      <text:p text:style-name="P26"><text:s text:c="7"/>throws ConnectionException, InvalidClientException,</text:p>
      <text:p text:style-name="P26"><text:s text:c="14"/>NameInUseException, NoSuchSessionException,</text:p>
      <text:p text:style-name="P26"><text:s text:c="14"/>NoSuchClientException, NoSuchHostException,</text:p>
      <text:p text:style-name="P26"><text:s text:c="14"/>PermissionDeniedException, TimedOutException;</text:p>
      <text:p text:style-name="P26"><text:s/></text:p>
      <text:p text:style-name="P26">public Token</text:p>
      <text:p text:style-name="P26">createToken(Client client, String tokenName, boolean autoJoin)</text:p>
      <text:p text:style-name="P26"><text:s text:c="7"/>throws ConnectionException, InvalidClientException,</text:p>
      <text:p text:style-name="P26"><text:s text:c="14"/>NameInUseException, NoSuchSessionException,</text:p>
      <text:p text:style-name="P26"><text:s text:c="14"/>NoSuchClientException, NoSuchHostException,</text:p>
      <text:p text:style-name="P26"><text:s text:c="14"/>PermissionDeniedException, TimedOutException;</text:p>
      <text:p text:style-name="P33"/>
      <text:p text:style-name="P26">public boolean</text:p>
      <text:p text:style-name="P26">byteArrayExists(String byteArrayName)</text:p>
      <text:p text:style-name="P26"><text:s text:c="7"/>throws ConnectionException, NoSuchSessionException,</text:p>
      <text:p text:style-name="P26"><text:s text:c="14"/>TimedOutException;</text:p>
      <text:p text:style-name="P14"/>
      <text:p text:style-name="P26">public boolean</text:p>
      <text:p text:style-name="P26">channelExists(String channelName)</text:p>
      <text:p text:style-name="P26"><text:s text:c="7"/>throws ConnectionException, NoSuchSessionException,</text:p>
      <text:p text:style-name="P26"><text:s text:c="14"/>TimedOutException;</text:p>
      <text:p text:style-name="P33"/>
      <text:p text:style-name="P26">public boolean</text:p>
      <text:p text:style-name="P26">tokenExists(String tokenName)</text:p>
      <text:p text:style-name="P26"><text:s text:c="7"/>throws ConnectionException, NoSuchSessionException,</text:p>
      <text:p text:style-name="P26"><text:s text:c="14"/>TimedOutException;</text:p>
      <text:p text:style-name="P33"/>
      <text:p text:style-name="P26">public boolean</text:p>
      <text:p text:style-name="P26">byteArrayManaged(String byteArrayName)</text:p>
      <text:p text:style-name="P26"><text:s text:c="7"/>throws ConnectionException, NoSuchByteArrayException,</text:p>
      <text:p text:style-name="P26"><text:soft-page-break/><text:s text:c="14"/>NoSuchSessionException, TimedOutException;</text:p>
      <text:p text:style-name="P33"/>
      <text:p text:style-name="P26">public boolean</text:p>
      <text:p text:style-name="P26">channelManaged(String channelName)</text:p>
      <text:p text:style-name="P26"><text:s text:c="7"/>throws ConnectionException, NoSuchChannelException,</text:p>
      <text:p text:style-name="P26"><text:s text:c="14"/>NoSuchSessionException, TimedOutException;</text:p>
      <text:p text:style-name="P33"/>
      <text:p text:style-name="P26">public boolean</text:p>
      <text:p text:style-name="P26">tokenManaged(String tokenName)</text:p>
      <text:p text:style-name="P26"><text:s text:c="7"/>throws ConnectionException, NoTokenException,</text:p>
      <text:p text:style-name="P26"><text:s text:c="14"/>NoSuchSessionException, TimedOutException;</text:p>
      <text:p text:style-name="P33"/>
      <text:p text:style-name="P26">public ByteArray[]</text:p>
      <text:p text:style-name="P26">getByteArraysJoined(Client client)</text:p>
      <text:p text:style-name="P26"><text:s text:c="7"/>throws ConnectionException, InvalidClientException,</text:p>
      <text:p text:style-name="P26"><text:s text:c="14"/>NoSuchSessionException, TimedOutException;</text:p>
      <text:p text:style-name="P33"/>
      <text:p text:style-name="P26">public Channel[]</text:p>
      <text:p text:style-name="P26">getChannelsJoined(Client client)</text:p>
      <text:p text:style-name="P26"><text:s text:c="7"/>throws ConnectionException, InvalidClientException,</text:p>
      <text:p text:style-name="P26"><text:s text:c="14"/>NoSuchSessionException, TimedOutException;</text:p>
      <text:p text:style-name="P33"/>
      <text:p text:style-name="P26">public Token[]</text:p>
      <text:p text:style-name="P26">getTokensJoined(Client client)</text:p>
      <text:p text:style-name="P26"><text:s text:c="7"/>throws ConnectionException, InvalidClientException,</text:p>
      <text:p text:style-name="P26"><text:s text:c="14"/>NoSuchSessionException, TimedOutException;</text:p>
      <text:p text:style-name="P33"/>
      <text:p text:style-name="P26">public String[]</text:p>
      <text:p text:style-name="P26">listByteArrayNames()</text:p>
      <text:p text:style-name="P26"><text:s text:c="7"/>throws ConnectionException, NoSuchSessionException,</text:p>
      <text:p text:style-name="P26"><text:s text:c="14"/>TimedOutException;</text:p>
      <text:p text:style-name="P33"/>
      <text:p text:style-name="P26">public String[]</text:p>
      <text:p text:style-name="P26">listChannelNames()</text:p>
      <text:p text:style-name="P26"><text:s text:c="7"/>throws ConnectionException, NoSuchSessionException,</text:p>
      <text:p text:style-name="P26"><text:s text:c="14"/>TimedOutException;</text:p>
      <text:p text:style-name="P14"/>
      <text:p text:style-name="P26">public String[]</text:p>
      <text:p text:style-name="P26">listTokenNames()</text:p>
      <text:p text:style-name="P26"><text:s text:c="7"/>throws ConnectionException, NoSuchSessionException,</text:p>
      <text:p text:style-name="P26"><text:s text:c="14"/>TimedOutException;</text:p>
      <text:p text:style-name="P33"/>
      <text:p text:style-name="P26">public void</text:p>
      <text:p text:style-name="P26">close(boolean closeConnection) </text:p>
      <text:p text:style-name="P26"><text:s text:c="7"/>throws ConnectionException, NoSuchSessionException;</text:p>
      <text:p text:style-name="P26"/>
      <text:h text:style-name="P54" text:outline-level="2"><text:bookmark-start text:name="__RefHeading___Toc2029_1895993232"/><text:span text:style-name="T40">3.9<text:tab/></text:span>TokenProxy<text:bookmark-end text:name="__RefHeading___Toc2029_1895993232"/></text:h>
      <text:p text:style-name="P4"/>
      <text:p text:style-name="P27">The TokenProxy class contains the following methods that need to be completed for your implementation:</text:p>
      <text:p text:style-name="P14"/>
      <text:p text:style-name="P26"><text:soft-page-break/>public void</text:p>
      <text:p text:style-name="P26">initProxy(String name, SessionImpl session, Object object);</text:p>
      <text:p text:style-name="P33"/>
      <text:p text:style-name="P26">public Object</text:p>
      <text:p text:style-name="P26">getProxy();</text:p>
      <text:p text:style-name="P33"/>
      <text:p text:style-name="P26">public int</text:p>
      <text:p text:style-name="P26">give(Client client, String receivingClientName)</text:p>
      <text:p text:style-name="P26"><text:s text:c="7"/>throws ConnectionException, InvalidClientException,</text:p>
      <text:p text:style-name="P26"><text:s text:c="14"/>NoSuchTokenException, NoSuchClientException,</text:p>
      <text:p text:style-name="P26"><text:s text:c="14"/>NoSuchSessionException, PermissionDeniedException,</text:p>
      <text:p text:style-name="P26"><text:s text:c="14"/>TimedOutException;</text:p>
      <text:p text:style-name="P26"><text:s text:c="20"/></text:p>
      <text:p text:style-name="P26">public int <text:s text:c="2"/></text:p>
      <text:p text:style-name="P26">grab(Client client, boolean exclusive)</text:p>
      <text:p text:style-name="P26"><text:s text:c="7"/>throws ConnectionException, InvalidClientException,</text:p>
      <text:p text:style-name="P26"><text:s text:c="14"/>NoSuchTokenException, NoSuchClientException,</text:p>
      <text:p text:style-name="P26"><text:s text:c="14"/>NoSuchSessionException, PermissionDeniedException,</text:p>
      <text:p text:style-name="P26"><text:s text:c="14"/>TimedOutException;</text:p>
      <text:p text:style-name="P33"/>
      <text:p text:style-name="P26">public String[]</text:p>
      <text:p text:style-name="P26">listHolderNames() </text:p>
      <text:p text:style-name="P26"><text:s text:c="7"/>throws ConnectionException, NoSuchSessionException,</text:p>
      <text:p text:style-name="P26"><text:s text:c="14"/>NoSuchTokenException, TimedOutException;</text:p>
      <text:p text:style-name="P26"><text:s/></text:p>
      <text:p text:style-name="P26">public int</text:p>
      <text:p text:style-name="P26">request(Client client)</text:p>
      <text:p text:style-name="P26"><text:s text:c="7"/>throws ConnectionException, InvalidClientException,</text:p>
      <text:p text:style-name="P26"><text:s text:c="14"/>NoSuchTokenException, NoSuchClientException,</text:p>
      <text:p text:style-name="P26"><text:s text:c="14"/>NoSuchSessionException, PermissionDeniedException,</text:p>
      <text:p text:style-name="P26"><text:s text:c="14"/>TimedOutException;</text:p>
      <text:p text:style-name="P26"><text:s/></text:p>
      <text:p text:style-name="P26">public int</text:p>
      <text:p text:style-name="P26">release(Client client)</text:p>
      <text:p text:style-name="P26"><text:s text:c="6"/>throws ConnectionException, InvalidClientException,</text:p>
      <text:p text:style-name="P26"><text:s text:c="13"/>NoSuchTokenException, NoSuchClientException,</text:p>
      <text:p text:style-name="P26"><text:s text:c="13"/>ClientNotGrabbingException, ClientNotReleasedException,</text:p>
      <text:p text:style-name="P26"><text:s text:c="13"/>NoSuchSessionException, PermissionDeniedException,</text:p>
      <text:p text:style-name="P26"><text:s text:c="13"/>TimedOutException;</text:p>
      <text:p text:style-name="P5"><text:s/></text:p>
      <text:p text:style-name="P26">public int</text:p>
      <text:p text:style-name="P26">test() throws ConnectionException, NoSuchSessionException,</text:p>
      <text:p text:style-name="P26"><text:s text:c="14"/>NoSuchTokenException, TimedOutException;</text:p>
      <text:p text:style-name="P18"/>
      <text:p text:style-name="P18"/>
      <text:h text:style-name="P54" text:outline-level="2"><text:bookmark-start text:name="__RefHeading___Toc2031_1895993232"/><text:span text:style-name="T40">3.10<text:tab/></text:span>Registry<text:bookmark-end text:name="__RefHeading___Toc2031_1895993232"/></text:h>
      <text:p text:style-name="P4"/>
      <text:p text:style-name="P27">The Registry class contains the following methods that need to be completed for your implementation:</text:p>
      <text:p text:style-name="P14"/>
      <text:p text:style-name="P26">public void</text:p>
      <text:p text:style-name="P26"><text:soft-page-break/>startRegistry(String registryType, int port)</text:p>
      <text:p text:style-name="P26"><text:s text:c="5"/>throws RegistryExistsException, NoRegistryException;</text:p>
      <text:p text:style-name="P33"/>
      <text:p text:style-name="P26">public void</text:p>
      <text:p text:style-name="P26">stopRegistry(String registryType, int port)</text:p>
      <text:p text:style-name="P26"><text:s text:c="5"/>throws NoRegistryException;</text:p>
      <text:p text:style-name="P33"/>
      <text:p text:style-name="P26">public void</text:p>
      <text:p text:style-name="P26">attachManager(RegistryManager manager)</text:p>
      <text:p text:style-name="P26"><text:s text:c="5"/>throws ManagerExistsException;</text:p>
      <text:p text:style-name="P33"/>
      <text:p text:style-name="P26">public boolean</text:p>
      <text:p text:style-name="P26">registryExists(String registryType, int port)</text:p>
      <text:p text:style-name="P26"><text:s text:c="5"/>throws NoRegistryException;</text:p>
      <text:p text:style-name="P5"/>
      <text:h text:style-name="P54" text:outline-level="2"><text:bookmark-start text:name="__RefHeading___Toc2141_1895993232"/><text:span text:style-name="T41">3.11<text:tab/></text:span>&lt;impl&gt;Session<text:bookmark-end text:name="__RefHeading___Toc2141_1895993232"/></text:h>
      <text:p text:style-name="P4"/>
      <text:p text:style-name="P30"><text:span text:style-name="T16">The </text:span><text:span text:style-name="T21">&lt;impl&gt;</text:span><text:span text:style-name="T16">Session class contains the following methods that need to be completed for your implementation:</text:span></text:p>
      <text:p text:style-name="P14"/>
      <text:p text:style-name="P26">public final synchronized void</text:p>
      <text:p text:style-name="P26">_createProxy(NamingProxy namingProxy, String name, short sessionNo,</text:p>
      <text:p text:style-name="P26"><text:s text:c="13"/>String connectionType, String host, int port)</text:p>
      <text:p text:style-name="P26"><text:s text:c="7"/>throws NoSuchHostException;</text:p>
      <text:p text:style-name="P26"><text:s/></text:p>
      <text:p text:style-name="P26">public final synchronized void</text:p>
      <text:p text:style-name="P26">_createServer(String name, short sessionNo, String connectionType,</text:p>
      <text:p text:style-name="P26"><text:s text:c="14"/>String url, int port);</text:p>
      <text:p text:style-name="P5"/>
      <text:h text:style-name="P54" text:outline-level="2"><text:bookmark-start text:name="__RefHeading___Toc2035_1895993232"/><text:span text:style-name="T41">3.12<text:tab/></text:span>&lt;impl&gt;Client<text:bookmark-end text:name="__RefHeading___Toc2035_1895993232"/></text:h>
      <text:p text:style-name="P4"/>
      <text:p text:style-name="P27">The &lt;impl&gt;Client class contains the following methods that need to be completed for your implementation:</text:p>
      <text:p text:style-name="P14"/>
      <text:p text:style-name="P26">public final Object</text:p>
      <text:p text:style-name="P26">authenticate(AuthenticationInfo info);</text:p>
      <text:p text:style-name="P26"><text:s/></text:p>
      <text:p text:style-name="P26">public final String</text:p>
      <text:p text:style-name="P26">getName();</text:p>
      <text:p text:style-name="P5"><text:s/></text:p>
      <text:p text:style-name="P26">public final void</text:p>
      <text:p text:style-name="P26">byteArrayInvited(ClientEvent event);</text:p>
      <text:p text:style-name="P26"><text:s/></text:p>
      <text:p text:style-name="P26">public final void</text:p>
      <text:p text:style-name="P26">byteArrayExpelled(ClientEvent event);</text:p>
      <text:p text:style-name="P26"><text:s/></text:p>
      <text:p text:style-name="P26">public final void</text:p>
      <text:p text:style-name="P26">channelInvited(ClientEvent event);</text:p>
      <text:p text:style-name="P26"><text:soft-page-break/><text:s/></text:p>
      <text:p text:style-name="P26">public final void</text:p>
      <text:p text:style-name="P26">channelExpelled(ClientEvent event);</text:p>
      <text:p text:style-name="P26"><text:s/></text:p>
      <text:p text:style-name="P26">public final void</text:p>
      <text:p text:style-name="P26">sessionInvited(ClientEvent event);</text:p>
      <text:p text:style-name="P26"><text:s/></text:p>
      <text:p text:style-name="P26">public final void</text:p>
      <text:p text:style-name="P26">sessionExpelled(ClientEvent event);</text:p>
      <text:p text:style-name="P26"><text:s/></text:p>
      <text:p text:style-name="P26">public final void</text:p>
      <text:p text:style-name="P26">tokenInvited(ClientEvent event);</text:p>
      <text:p text:style-name="P26"><text:s/></text:p>
      <text:p text:style-name="P26">public final void</text:p>
      <text:p text:style-name="P26">tokenExpelled(ClientEvent event);</text:p>
      <text:p text:style-name="P26"><text:s/></text:p>
      <text:p text:style-name="P26">public final synchronized void</text:p>
      <text:p text:style-name="P26">_createProxy(NamingProxy namingProxy,</text:p>
      <text:p text:style-name="P26"><text:s text:c="13"/>String name, String host, int port)</text:p>
      <text:p text:style-name="P26"><text:s text:c="6"/>throws NoSuchHostException;</text:p>
      <text:p text:style-name="P26"><text:s/></text:p>
      <text:p text:style-name="P26">public final synchronized void</text:p>
      <text:p text:style-name="P26">_createServer(String name, String url, int port);</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svg:font-family="Courier" style:font-family-generic="modern" style:font-pitch="fixed"/>
    <style:font-face style:name="AvantGarde" svg:font-family="AvantGarde" style:font-family-generic="roman" style:font-pitch="variable"/>
    <style:font-face style:name="Courier1" svg:font-family="Courier"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Symbol" svg:font-family="Symbol"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arlett" svg:font-family="Marlett"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lank_20_draft" style:display-name="Blank draft" style:family="paragraph" style:default-outline-level="">
      <style:paragraph-properties fo:margin-left="2in" fo:margin-right="0in" fo:margin-top="0in" fo:margin-bottom="0in" loext:contextual-spacing="false" style:line-height-at-least="0.1945in" fo:text-align="start" style:justify-single-word="false" fo:orphans="0" fo:widows="0" fo:hyphenation-ladder-count="no-limit" fo:text-indent="0in" style:auto-text-indent="false" style:vertical-align="auto" style:writing-mode="lr-tb"/>
      <style:text-properties fo:color="#000000" style:text-line-through-style="none" style:text-line-through-type="none" style:font-name="AvantGarde" fo:font-family="AvantGarde" style:font-family-generic="roman" style:font-pitch="variable" fo:font-size="14pt" fo:letter-spacing="normal" fo:language="en" fo:country="US" fo:font-style="normal" style:text-underline-style="none" fo:font-weight="normal" style:font-name-asian="Marlett" style:font-family-asian="Marlett" style:font-family-generic-asian="system" style:font-pitch-asian="variable" style:font-size-asian="14pt" style:font-style-asian="normal" style:font-weight-asian="normal" style:font-name-complex="Arial" style:font-family-complex="Arial" style:font-family-generic-complex="system" style:font-pitch-complex="variable" style:font-size-complex="12pt" style:text-emphasize="none" style:text-scale="0%" fo:hyphenate="false" fo:hyphenation-remain-char-count="2" fo:hyphenation-push-char-count="2"/>
    </style:style>
    <style:style style:name="alpha_20_draft" style:display-name="alpha draft" style:family="paragraph" style:default-outline-level="">
      <style:paragraph-properties fo:margin-left="2in" fo:margin-right="0in" fo:margin-top="0in" fo:margin-bottom="0in" loext:contextual-spacing="false" style:line-height-at-least="0.222in" fo:text-align="start" style:justify-single-word="false" fo:orphans="0" fo:widows="0" fo:hyphenation-ladder-count="no-limit" fo:text-indent="0in" style:auto-text-indent="false" fo:padding="0in" fo:border-left="none" fo:border-right="none" fo:border-top="none" fo:border-bottom="0.99pt solid #000001" style:vertical-align="auto" style:writing-mode="lr-tb"/>
      <style:text-properties fo:color="#000000" style:text-line-through-style="none" style:text-line-through-type="none" style:font-name="AvantGarde" fo:font-family="AvantGarde" style:font-family-generic="roman" style:font-pitch="variable" fo:font-size="14pt" fo:letter-spacing="normal" fo:language="en" fo:country="US" fo:font-style="normal" style:text-underline-style="none" fo:font-weight="normal" style:font-name-asian="Marlett" style:font-family-asian="Marlett" style:font-family-generic-asian="system" style:font-pitch-asian="variable" style:font-size-asian="14pt" style:font-style-asian="normal" style:font-weight-asian="normal" style:font-name-complex="Arial" style:font-family-complex="Arial" style:font-family-generic-complex="system" style:font-pitch-complex="variable" style:font-size-complex="12pt" style:text-emphasize="none" style:text-scale="0%" fo:hyphenate="false" fo:hyphenation-remain-char-count="2" fo:hyphenation-push-char-count="2"/>
    </style:style>
    <style:style style:name="TitleText" style:family="paragraph" style:default-outline-level="">
      <style:paragraph-properties fo:margin-left="2in" fo:margin-right="0in" fo:margin-top="0in" fo:margin-bottom="0in" loext:contextual-spacing="false" style:line-height-at-least="0.3055in" fo:text-align="start" style:justify-single-word="false" fo:orphans="0" fo:widows="0" fo:hyphenation-ladder-count="no-limit" fo:text-indent="0in" style:auto-text-indent="false" fo:padding="0in" fo:border-left="none" fo:border-right="none" fo:border-top="0.99pt solid #000001" fo:border-bottom="none" style:vertical-align="auto" style:writing-mode="lr-tb"/>
      <style:text-properties fo:color="#000000" style:text-line-through-style="none" style:text-line-through-type="none" style:font-name="Palatino" fo:font-family="Palatino" style:font-family-generic="roman" style:font-pitch="variable" fo:font-size="20pt" fo:letter-spacing="normal" fo:language="en" fo:country="US" fo:font-style="italic" style:text-underline-style="none" fo:font-weight="normal" style:font-name-asian="Marlett" style:font-family-asian="Marlett" style:font-family-generic-asian="system" style:font-pitch-asian="variable" style:font-size-asian="20pt" style:font-style-asian="italic" style:font-weight-asian="normal" style:font-name-complex="Arial" style:font-family-complex="Arial" style:font-family-generic-complex="system" style:font-pitch-complex="variable" style:font-size-complex="12pt" style:text-emphasize="none" style:text-scale="0%" fo:hyphenate="false" fo:hyphenation-remain-char-count="2" fo:hyphenation-push-char-count="2"/>
    </style:style>
    <style:style style:name="SubTitleText" style:family="paragraph" style:default-outline-level="">
      <style:paragraph-properties fo:margin-left="2in" fo:margin-right="0in" fo:margin-top="0in" fo:margin-bottom="0in" loext:contextual-spacing="false" style:line-height-at-least="0.222in" fo:text-align="start" style:justify-single-word="false" fo:orphans="0" fo:widows="0" fo:hyphenation-ladder-count="no-limit" fo:text-indent="0in" style:auto-text-indent="false" style:vertical-align="auto" style:writing-mode="lr-tb"/>
      <style:text-properties fo:color="#000000" style:text-line-through-style="none" style:text-line-through-type="none" style:font-name="Palatino" fo:font-family="Palatino" style:font-family-generic="roman" style:font-pitch="variable" fo:font-size="14pt" fo:letter-spacing="normal" fo:language="en" fo:country="US" fo:font-style="italic" style:text-underline-style="none" fo:font-weight="normal" style:font-name-asian="Marlett" style:font-family-asian="Marlett" style:font-family-generic-asian="system" style:font-pitch-asian="variable" style:font-size-asian="14pt" style:font-style-asian="italic" style:font-weight-asian="normal" style:font-name-complex="Arial" style:font-family-complex="Arial" style:font-family-generic-complex="system" style:font-pitch-complex="variable" style:font-size-complex="12pt" style:text-emphasize="none" style:text-scale="0%" fo:hyphenate="false" fo:hyphenation-remain-char-count="2" fo:hyphenation-push-char-count="2"/>
    </style:style>
    <style:style style:name="ChapTitleC" style:family="paragraph" style:default-outline-level="">
      <style:paragraph-properties fo:margin-top="0in" fo:margin-bottom="0in" loext:contextual-spacing="false" fo:orphans="0" fo:hyphenation-ladder-count="no-limit" fo:padding="0in" fo:border="none" style:vertical-align="auto" style:writing-mode="lr-tb"/>
      <style:text-properties fo:color="#000000" style:text-line-through-style="none" style:text-line-through-type="none" style:font-name="Palatino" fo:font-family="Palatino" style:font-family-generic="roman" style:font-pitch="variable" fo:font-size="20pt" fo:letter-spacing="normal" fo:language="en" fo:country="US" fo:font-style="italic" style:text-underline-style="none" fo:font-weight="normal" style:font-name-asian="Marlett" style:font-family-asian="Marlett" style:font-family-generic-asian="system" style:font-pitch-asian="variable" style:font-size-asian="20pt" style:font-style-asian="italic" style:font-name-complex="Arial" style:font-family-complex="Arial" style:font-family-generic-complex="system" style:font-pitch-complex="variable" style:font-size-complex="12pt" style:text-scale="0%" fo:hyphenate="false" fo:hyphenation-remain-char-count="2" fo:hyphenation-push-char-count="2"/>
    </style:style>
    <style:style style:name="Footer" style:family="paragraph" style:parent-style-name="Standard" style:class="extra"/>
    <style:style style:name="ChapNumber" style:family="paragraph" style:default-outline-level="">
      <style:paragraph-properties fo:orphans="0" fo:hyphenation-ladder-count="no-limit" style:vertical-align="auto" style:writing-mode="lr-tb"/>
      <style:text-properties fo:color="#0000ff" style:text-line-through-style="none" style:text-line-through-type="none" style:font-name="Palatino" fo:font-family="Palatino" style:font-family-generic="roman" style:font-pitch="variable" fo:font-size="24pt" fo:letter-spacing="normal" fo:language="en" fo:country="US" fo:font-style="italic" fo:font-weight="normal" style:font-name-asian="Marlett" style:font-family-asian="Marlett" style:font-family-generic-asian="system" style:font-pitch-asian="variable" style:font-size-asian="24pt" style:font-style-asian="italic" style:font-name-complex="Arial" style:font-family-complex="Arial" style:font-family-generic-complex="system" style:font-pitch-complex="variable" style:font-size-complex="12pt" style:text-scale="0%" fo:hyphenate="false" fo:hyphenation-remain-char-count="2" fo:hyphenation-push-char-count="2"/>
    </style:style>
    <style:style style:name="Bullet2" style:family="paragraph" style:default-outline-level="">
      <style:paragraph-properties fo:margin-left="2.3472in" fo:margin-right="0in" fo:margin-top="0.0835in" fo:margin-bottom="0in" loext:contextual-spacing="false" style:line-height-at-least="0.1665in" fo:text-align="start" style:justify-single-word="false" fo:orphans="2" fo:widows="2" fo:hyphenation-ladder-count="no-limit" fo:text-indent="-0.1807in" style:auto-text-indent="false" style:vertical-align="auto" style:writing-mode="lr-tb">
        <style:tab-stops>
          <style:tab-stop style:position="2.3472in"/>
        </style:tab-stops>
      </style:paragraph-properties>
      <style:text-properties fo:color="#000000" style:text-line-through-style="none" style:text-line-through-type="none" style:font-name="Palatino" fo:font-family="Palatino" style:font-family-generic="roman" style:font-pitch="variable" fo:font-size="10pt" fo:letter-spacing="normal" fo:language="en" fo:country="US" fo:font-style="normal" style:text-underline-style="none" fo:font-weight="normal" style:font-name-asian="Marlett" style:font-family-asian="Marlett"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2pt" style:text-emphasize="none" style:text-scale="0%" fo:hyphenate="false" fo:hyphenation-remain-char-count="2" fo:hyphenation-push-char-count="2"/>
    </style:style>
    <style:style style:name="Bullet1" style:family="paragraph" style:default-outline-level="">
      <style:paragraph-properties fo:margin-left="2.1665in" fo:margin-right="0in" fo:margin-top="0.0835in" fo:margin-bottom="0in" loext:contextual-spacing="false" style:line-height-at-least="0.1665in" fo:text-align="start" style:justify-single-word="false" fo:orphans="2" fo:widows="2" fo:hyphenation-ladder-count="no-limit" fo:text-indent="-0.1665in" style:auto-text-indent="false" style:vertical-align="auto" style:writing-mode="lr-tb">
        <style:tab-stops>
          <style:tab-stop style:position="2.1665in"/>
        </style:tab-stops>
      </style:paragraph-properties>
      <style:text-properties fo:color="#000000" style:text-line-through-style="none" style:text-line-through-type="none" style:font-name="Palatino" fo:font-family="Palatino" style:font-family-generic="roman" style:font-pitch="variable" fo:font-size="10pt" fo:letter-spacing="normal" fo:language="en" fo:country="US" fo:font-style="normal" style:text-underline-style="none" fo:font-weight="normal" style:font-name-asian="Marlett" style:font-family-asian="Marlett"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2pt" style:text-emphasize="none" style:text-scale="0%"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variant="normal" fo:text-transform="none" fo:color="#0000ff" style:text-line-through-style="none" style:text-line-through-type="none" style:font-name="Palatino" fo:font-size="9pt" fo:letter-spacing="0.0016in" fo:language="en" fo:country="US" fo:font-style="normal" style:text-underline-style="none" fo:font-weight="normal" style:font-size-asian="9pt" style:font-style-asian="normal" style:font-weight-asian="normal" style:text-emphasize="none" style:text-scale="100%"/>
    </style:style>
    <style:style style:name="MT1" style:family="text">
      <style:text-properties fo:font-variant="normal" fo:text-transform="none" fo:color="#0000ff" style:text-line-through-style="none" style:text-line-through-type="none" style:font-name="Palatino" fo:font-size="9pt" fo:letter-spacing="0.0016in" fo:language="en" fo:country="US" fo:font-style="normal" style:text-underline-style="none" fo:font-weight="normal" style:font-size-asian="9pt" style:font-style-asian="normal" style:font-weight-asian="normal" style:text-emphasize="none" style:text-scale="10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9in" style:num-format="1" style:print-orientation="portrait" fo:margin-top="0.5in" fo:margin-bottom="0.5in" fo:margin-left="0.75in" fo:margin-right="0.75in" style:writing-mode="lr-tb" style:layout-grid-color="#c0c0c0" style:layout-grid-lines="1778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5in" fo:margin-left="0in" fo:margin-right="0in" fo:margin-top="0.4598in" fo:background-color="transparent" style:dynamic-spacing="true" draw:fill="none" draw:fill-color="#729fcf"/>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First_20_Page" style:display-name="First Page" style:page-layout-name="Mpm2" style:next-style-name="Standard">
      <style:header>
        <text:p text:style-name="Standard"/>
      </style:header>
      <style:footer>
        <text:p text:style-name="MP1"><text:tab/><text:tab/></text:p>
        <text:p text:style-name="Footer"/>
      </style:footer>
      <style:footer-left>
        <text:p text:style-name="Footer"><text:span text:style-name="MT1"><text:tab/><text:tab/></text:span><text:span text:style-name="MT1"><text:page-number text:select-page="current">0</text:page-number></text:span>X</text:p>
        <text:p text:style-name="Footer"/>
      </style:footer-left>
    </style:master-page>
    <style:master-page style:name="Right_20_Page" style:display-name="Right Page" style:page-layout-name="Mpm3" style:next-style-name="Left_20_Page"/>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07:15:04.802286651</meta:creation-date>
    <dc:date>2017-11-14T07:50:43.748870606</dc:date>
    <meta:editing-duration>PT1H9S</meta:editing-duration>
    <meta:editing-cycles>18</meta:editing-cycles>
    <meta:generator>LibreOffice/5.1.6.2$Linux_X86_64 LibreOffice_project/10m0$Build-2</meta:generator>
    <meta:document-statistic meta:table-count="0" meta:image-count="0" meta:object-count="0" meta:page-count="19" meta:paragraph-count="570" meta:word-count="2488" meta:character-count="25233" meta:non-whitespace-character-count="20956"/>
  </office:meta>
</office:document-meta>
</file>